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ffice="urn:oasis:names:tc:opendocument:xmlns:office:1.0" office:version="1.1">
  <office:automatic-styles>
    <style:style style:family="table-cell" style:name="ce1" style:display-name="ce1">
      <style:text-properties fo:font-weight="None" fo:font-style="None" fo:font-family="Times New Roman" fo:font-size="10"/>
    </style:style>
    <style:style style:family="table-cell" style:name="ce2" style:display-name="ce2">
      <style:text-properties fo:font-weight="None" fo:font-style="None" fo:font-family="Times New Roman" fo:font-size="10"/>
      <style:table-cell-properties fo:border-bottom="0.74pt solid #3c3c3c"/>
      <style:paragraph-properties fo:text-align="center"/>
    </style:style>
    <style:style style:family="table-cell" style:name="ce3" style:display-name="ce3">
      <style:text-properties fo:font-weight="None" fo:font-style="None" fo:font-family="Times New Roman" fo:font-size="6"/>
      <style:table-cell-properties style:vertical-align="middle" fo:border-top="0.74pt solid #3c3c3c"/>
      <style:paragraph-properties style:vertical-align="middle" fo:text-align="center"/>
    </style:style>
    <style:style style:family="table-cell" style:name="ce4" style:display-name="ce4">
      <style:text-properties fo:font-weight="None" fo:font-style="None" fo:font-family="Times New Roman" fo:font-size="6"/>
    </style:style>
    <style:style style:family="table-cell" style:name="ce5" style:display-name="ce5">
      <style:text-properties fo:font-weight="None" fo:font-style="None" fo:font-family="Times New Roman" fo:font-size="9.5"/>
      <style:table-cell-properties fo:border-bottom="0.74pt solid #3c3c3c"/>
      <style:paragraph-properties fo:text-align="center"/>
    </style:style>
    <style:style style:family="table-cell" style:name="ce6" style:display-name="ce6">
      <style:text-properties fo:font-weight="None" fo:font-style="None" fo:font-family="Times New Roman" fo:font-size="6"/>
      <style:table-cell-properties style:vertical-align="top" fo:border-top="0.74pt solid #3c3c3c"/>
      <style:paragraph-properties style:vertical-align="top" fo:text-align="center"/>
    </style:style>
    <style:style style:family="table-cell" style:name="ce7" style:display-name="ce7">
      <style:text-properties fo:font-weight="None" fo:font-style="None" fo:font-family="Times New Roman" fo:font-size="6"/>
      <style:table-cell-properties style:vertical-align="middle" fo:border-right="0.74pt solid #3c3c3c" fo:border-top="0.74pt solid #3c3c3c"/>
      <style:paragraph-properties style:vertical-align="middle" fo:text-align="center"/>
    </style:style>
    <style:style style:family="table-cell" style:name="ce8" style:display-name="ce8">
      <style:text-properties fo:font-weight="None" fo:font-style="None" fo:font-family="Times New Roman" fo:font-size="6.5"/>
    </style:style>
    <style:style style:family="table-cell" style:name="ce9" style:display-name="ce9">
      <style:text-properties fo:font-weight="None" fo:font-style="None" fo:font-family="Times New Roman" fo:font-size="10"/>
      <style:table-cell-properties fo:border-bottom="0.74pt solid #3c3c3c" fo:border-right="0.74pt solid #3c3c3c"/>
      <style:paragraph-properties fo:text-align="center"/>
    </style:style>
    <style:style style:family="table-cell" style:name="ce10" style:display-name="ce10">
      <style:text-properties fo:font-weight="None" fo:font-style="None" fo:font-family="Times New Roman" fo:font-size="9.5"/>
      <style:table-cell-properties fo:border-bottom="0.74pt solid #3c3c3c" fo:border-right="0.74pt solid #3c3c3c" fo:border-top="0.74pt solid #3c3c3c"/>
      <style:paragraph-properties fo:text-align="center"/>
    </style:style>
    <style:style style:family="table-cell" style:name="ce11" style:display-name="ce11">
      <style:text-properties fo:font-weight="None" fo:font-style="None" fo:font-family="Times New Roman" fo:font-size="9.5"/>
      <style:paragraph-properties fo:text-align="center"/>
    </style:style>
    <style:style style:family="table-cell" style:name="ce12" style:display-name="ce12">
      <style:text-properties fo:font-weight="None" fo:font-style="None" fo:font-family="Times New Roman" fo:font-size="9"/>
      <style:table-cell-properties fo:border-top="0.74pt solid #3c3c3c"/>
    </style:style>
    <style:style style:family="table-cell" style:name="ce13" style:display-name="ce13">
      <style:text-properties fo:font-weight="None" fo:font-style="None" fo:font-family="Times New Roman" fo:font-size="9"/>
    </style:style>
    <style:style style:family="table-cell" style:name="ce14" style:display-name="ce14">
      <style:text-properties fo:font-weight="bold" fo:font-style="None" fo:font-family="Times New Roman" fo:font-size="10"/>
    </style:style>
    <style:style style:family="table-cell" style:name="ce15" style:display-name="ce15">
      <style:text-properties fo:font-weight="None" fo:font-style="None" fo:font-family="Times New Roman" fo:font-size="10"/>
      <style:table-cell-properties fo:border-left="0.74pt solid #3c3c3c" style:vertical-align="top" fo:border-bottom="0.74pt solid #3c3c3c" fo:border-top="0.74pt solid #3c3c3c"/>
      <style:paragraph-properties style:vertical-align="top" fo:text-align="center"/>
    </style:style>
    <style:style style:family="table-cell" style:name="ce16" style:display-name="ce16">
      <style:text-properties fo:font-weight="None" fo:font-style="None" fo:font-family="Times New Roman" fo:font-size="10"/>
      <style:table-cell-properties fo:border-right="0.74pt solid #3c3c3c" fo:border-top="0.74pt solid #3c3c3c" fo:border-left="0.74pt solid #3c3c3c" fo:border-bottom="0.74pt solid #3c3c3c" fo:wrap-option="wrap" style:vertical-align="top"/>
      <style:paragraph-properties style:vertical-align="top" fo:text-align="center"/>
    </style:style>
    <style:style style:family="table-cell" style:name="ce17" style:display-name="ce17">
      <style:text-properties fo:font-weight="None" fo:font-style="None" fo:font-family="Times New Roman" fo:font-size="10"/>
      <style:table-cell-properties fo:border-left="0.74pt solid #3c3c3c" fo:border-bottom="0.74pt solid #3c3c3c" fo:border-right="0.74pt solid #3c3c3c" fo:border-top="0.74pt solid #3c3c3c"/>
      <style:paragraph-properties fo:text-align="center"/>
    </style:style>
    <style:style style:family="table-cell" style:name="ce18" style:display-name="ce18">
      <style:text-properties fo:font-weight="None" fo:font-style="None" fo:font-family="Times New Roman" fo:font-size="10"/>
      <style:table-cell-properties fo:border-left="0.74pt solid #3c3c3c" fo:border-bottom="0.74pt solid #3c3c3c" fo:border-right="0.74pt solid #3c3c3c" fo:border-top="0.74pt solid #3c3c3c"/>
      <style:paragraph-properties fo:text-align="center"/>
    </style:style>
    <style:style style:family="table-cell" style:name="ce19" style:display-name="ce19">
      <style:text-properties fo:font-weight="None" fo:font-style="None" fo:font-family="Times New Roman" fo:font-size="9"/>
      <style:table-cell-properties fo:border-right="0.74pt solid #3c3c3c" fo:border-top="0.74pt solid #3c3c3c" fo:border-left="0.74pt solid #3c3c3c" fo:border-bottom="0.74pt solid #3c3c3c" fo:wrap-option="wrap" style:vertical-align="top"/>
      <style:paragraph-properties style:vertical-align="top" fo:text-align="center"/>
    </style:style>
    <style:style style:family="table-cell" style:name="ce20" style:display-name="ce20">
      <style:text-properties fo:font-weight="None" fo:font-style="None" fo:font-family="Times New Roman" fo:font-size="10"/>
      <style:table-cell-properties fo:border-left="0.74pt solid #3c3c3c" fo:border-bottom="0.74pt solid #3c3c3c" fo:border-right="0.74pt solid #3c3c3c" fo:wrap-option="wrap" fo:border-top="0.74pt solid #3c3c3c"/>
    </style:style>
    <style:style style:family="table-cell" style:name="ce21" style:display-name="ce21">
      <style:text-properties fo:font-weight="None" fo:font-style="None" fo:font-family="Times New Roman" fo:font-size="10"/>
      <style:paragraph-properties fo:text-align="center"/>
    </style:style>
    <style:style style:family="table-cell" style:name="ce22" style:display-name="ce22">
      <style:text-properties fo:font-weight="None" fo:font-style="None" fo:font-family="Times New Roman" fo:font-size="10"/>
    </style:style>
    <style:style style:family="table-cell" style:name="ce23" style:display-name="ce23">
      <style:text-properties fo:font-weight="None" fo:font-style="None" fo:font-family="Times New Roman" fo:font-size="10"/>
      <style:table-cell-properties fo:border-bottom="0.74pt solid #3c3c3c"/>
    </style:style>
    <style:style style:family="table-cell" style:name="ce24" style:display-name="ce24">
      <style:text-properties fo:font-weight="None" fo:font-style="None" fo:font-family="Times New Roman" fo:font-size="6.5"/>
      <style:table-cell-properties fo:border-top="0.74pt solid #3c3c3c"/>
      <style:paragraph-properties fo:text-align="center"/>
    </style:style>
    <style:style style:family="table-cell" style:name="ce25" style:display-name="ce25">
      <style:text-properties fo:font-weight="None" fo:font-style="None" fo:font-family="Times New Roman" fo:font-size="10"/>
      <style:table-cell-properties fo:border-bottom="0.74pt solid #3c3c3c"/>
      <style:paragraph-properties fo:text-align="start"/>
    </style:style>
    <style:style style:family="table-cell" style:name="ce26" style:display-name="ce26">
      <style:text-properties fo:font-weight="None" fo:font-style="None" fo:font-family="Times New Roman" fo:font-size="10"/>
    </style:style>
    <style:style style:family="table-cell" style:name="ce27" style:display-name="ce27">
      <style:text-properties fo:font-weight="None" fo:font-style="None" fo:font-family="Times New Roman" fo:font-size="10"/>
      <style:table-cell-properties fo:wrap-option="wrap"/>
    </style:style>
    <style:style style:family="table-cell" style:name="ce29" style:display-name="ce29">
      <style:text-properties fo:font-weight="None" fo:font-style="None" fo:font-family="Times New Roman" fo:font-size="10"/>
      <style:table-cell-properties fo:border-top="0.74pt solid #3c3c3c"/>
    </style:style>
    <style:style style:family="table-cell" style:name="ce32" style:display-name="ce32">
      <style:text-properties fo:font-weight="None" fo:font-style="None" fo:font-family="Times New Roman" fo:font-size="10"/>
      <style:table-cell-properties fo:border-bottom="0.74pt solid #3c3c3c" fo:border-top="0.74pt solid #3c3c3c"/>
      <style:paragraph-properties fo:text-align="center"/>
    </style:style>
    <style:style style:family="table-cell" style:name="ce33" style:display-name="ce33">
      <style:text-properties fo:font-weight="None" fo:font-style="None" fo:font-family="Times New Roman" fo:font-size="10"/>
      <style:table-cell-properties fo:border-bottom="0.74pt solid #3c3c3c" fo:border-top="0.74pt solid #3c3c3c"/>
      <style:paragraph-properties fo:text-align="center"/>
    </style:style>
    <style:style style:family="table-cell" style:name="ce36" style:display-name="ce36">
      <style:text-properties fo:font-weight="None" fo:font-style="None" fo:font-family="Times New Roman" fo:font-size="10"/>
      <style:paragraph-properties fo:text-align="end"/>
    </style:style>
    <style:style style:family="table-cell" style:name="ce38" style:display-name="ce38">
      <style:text-properties fo:font-weight="None" fo:font-style="None" fo:font-family="Times New Roman" fo:font-size="10"/>
      <style:table-cell-properties fo:border-bottom="0.74pt solid #3c3c3c"/>
      <style:paragraph-properties fo:text-align="center"/>
    </style:style>
    <style:style style:family="table-cell" style:name="ce39" style:display-name="ce39">
      <style:text-properties fo:font-weight="None" fo:font-style="None" fo:font-family="Times New Roman" fo:font-size="10"/>
      <style:table-cell-properties style:vertical-align="middle"/>
      <style:paragraph-properties style:vertical-align="middle"/>
    </style:style>
    <style:style style:family="table-cell" style:name="ce41" style:display-name="ce41">
      <style:text-properties fo:font-weight="None" fo:font-style="None" fo:font-family="Times New Roman" fo:font-size="6"/>
      <style:table-cell-properties style:vertical-align="middle"/>
      <style:paragraph-properties style:vertical-align="middle" fo:text-align="center"/>
    </style:style>
    <style:style style:family="table-cell" style:name="ce42" style:display-name="ce42">
      <style:text-properties fo:font-weight="None" fo:font-style="None" fo:font-family="Times New Roman" fo:font-size="10"/>
      <style:table-cell-properties fo:border-bottom="0.74pt solid #3c3c3c" style:vertical-align="top" fo:border-right="0.74pt solid #3c3c3c" fo:wrap-option="wrap" fo:border-top="0.74pt solid #3c3c3c"/>
      <style:paragraph-properties style:vertical-align="top" fo:text-align="center"/>
    </style:style>
    <style:style style:family="table-cell" style:name="ce43" style:display-name="ce43">
      <style:text-properties fo:font-weight="None" fo:font-style="None" fo:font-family="Times New Roman" fo:font-size="10"/>
      <style:table-cell-properties fo:border-bottom="0.74pt solid #3c3c3c" fo:border-right="0.74pt solid #3c3c3c" fo:border-top="0.74pt solid #3c3c3c"/>
      <style:paragraph-properties fo:text-align="center"/>
    </style:style>
    <style:style style:family="table-cell" style:name="ce45" style:display-name="ce45">
      <style:text-properties fo:font-weight="None" fo:font-style="None" fo:font-family="Times New Roman" fo:font-size="6.5"/>
      <style:paragraph-properties fo:text-align="center"/>
    </style:style>
    <style:style style:family="table-cell" style:name="ce46" style:display-name="ce46">
      <style:text-properties fo:font-weight="None" fo:font-style="None" fo:font-family="Times New Roman" fo:font-size="6"/>
      <style:table-cell-properties style:vertical-align="middle"/>
      <style:paragraph-properties style:vertical-align="middle"/>
    </style:style>
    <style:style style:family="table-cell" style:name="ce47" style:display-name="ce47">
      <style:text-properties fo:font-weight="None" fo:font-style="None" fo:font-family="Times New Roman" fo:font-size="6"/>
      <style:table-cell-properties fo:border-top="0.74pt solid #3c3c3c"/>
      <style:paragraph-properties fo:text-align="center"/>
    </style:style>
    <style:style style:family="table-cell" style:name="ce48" style:display-name="ce48">
      <style:text-properties fo:font-weight="bold" fo:font-style="None" fo:font-family="Times New Roman" fo:font-size="13"/>
      <style:table-cell-properties fo:wrap-option="wrap"/>
      <style:paragraph-properties fo:text-align="center"/>
    </style:style>
    <style:style style:family="table-cell" style:name="ce49" style:display-name="ce49">
      <style:text-properties fo:font-weight="bold" fo:font-style="None" fo:font-family="Times New Roman" fo:font-size="13"/>
      <style:table-cell-properties fo:wrap-option="wrap"/>
      <style:paragraph-properties fo:text-align="center"/>
    </style:style>
    <style:style style:family="table-cell" style:name="ce50" style:display-name="ce50">
      <style:text-properties fo:font-weight="None" fo:font-style="None" fo:font-family="Times New Roman" fo:font-size="10"/>
      <style:paragraph-properties fo:text-align="center"/>
    </style:style>
    <style:style style:family="table-cell" style:name="ce51" style:display-name="ce51">
      <style:text-properties fo:font-weight="None" fo:font-style="None" fo:font-family="Times New Roman" fo:font-size="10"/>
      <style:paragraph-properties fo:text-align="end"/>
    </style:style>
    <style:style style:family="table-cell" style:name="ce53" style:display-name="ce53">
      <style:text-properties fo:font-weight="None" fo:font-style="None" fo:font-family="Times New Roman" fo:font-size="9.5"/>
      <style:table-cell-properties fo:border-bottom="0.74pt solid #3c3c3c" fo:border-right="0.74pt solid #3c3c3c"/>
      <style:paragraph-properties fo:text-align="center"/>
    </style:style>
    <style:style style:family="table-cell" style:name="ce56" style:display-name="ce56">
      <style:text-properties fo:font-weight="None" fo:font-style="None" fo:font-family="Times New Roman" fo:font-size="6"/>
      <style:table-cell-properties style:vertical-align="middle" fo:border-top="0.74pt solid #3c3c3c"/>
      <style:paragraph-properties style:vertical-align="middle"/>
    </style:style>
    <number:number-style style:name="s1" style:display-name="s1">
      <number:number number:grouping="false" number:decimal-places="2" number:min-integer-digits="1"/>
    </number:number-style>
    <style:style style:data-style-name="s1" style:family="table-cell" style:name="ce59" style:display-name="ce59">
      <style:text-properties fo:font-weight="None" fo:font-style="None" fo:font-family="Times New Roman" fo:font-size="10"/>
      <style:table-cell-properties fo:border-left="0.74pt solid #3c3c3c" fo:border-bottom="0.74pt solid #3c3c3c" fo:border-right="0.74pt solid #3c3c3c" fo:border-top="0.74pt solid #3c3c3c"/>
      <style:paragraph-properties fo:text-align="center"/>
    </style:style>
    <style:style style:family="table-cell" style:name="ce60" style:display-name="ce60">
      <style:text-properties fo:font-weight="bold" fo:font-style="None" fo:font-family="Times New Roman" fo:font-size="13"/>
      <style:table-cell-properties style:vertical-align="middle"/>
      <style:paragraph-properties style:vertical-align="middle" fo:text-align="end"/>
    </style:style>
    <style:style style:family="table-cell" style:name="ce63" style:display-name="ce63">
      <style:text-properties style:text-line-through-type="single" fo:font-style="None" style:text-line-through-style="solid" fo:font-weight="None" fo:font-size="10" fo:font-family="Times New Roman"/>
      <style:table-cell-properties fo:border-top="0.74pt solid #3c3c3c"/>
      <style:paragraph-properties fo:text-align="center"/>
    </style:style>
    <style:style style:family="table-cell" style:name="ce66" style:display-name="ce66">
      <style:text-properties fo:font-weight="None" fo:font-style="None" fo:font-family="Times New Roman" fo:font-size="6"/>
      <style:table-cell-properties style:vertical-align="middle" fo:border-top="0.74pt solid #3c3c3c"/>
      <style:paragraph-properties style:vertical-align="middle" fo:text-align="start"/>
    </style:style>
    <style:style style:family="table-cell" style:name="ce67" style:display-name="ce67">
      <style:text-properties fo:font-weight="bold" fo:font-style="None" fo:font-family="Times New Roman" fo:font-size="10"/>
      <style:table-cell-properties fo:border-left="0.74pt solid #3c3c3c" fo:border-bottom="0.74pt solid #3c3c3c" fo:border-right="0.74pt solid #3c3c3c" fo:border-top="0.74pt solid #3c3c3c"/>
      <style:paragraph-properties fo:text-align="center"/>
    </style:style>
    <number:number-style style:name="s2" style:display-name="s2">
      <number:number number:grouping="false" number:decimal-places="2" number:min-integer-digits="1"/>
    </number:number-style>
    <style:style style:data-style-name="s2" style:family="table-cell" style:name="ce69" style:display-name="ce69">
      <style:text-properties fo:font-weight="None" fo:font-style="None" fo:font-family="Times New Roman" fo:font-size="10"/>
      <style:table-cell-properties fo:border-bottom="0.74pt solid #3c3c3c" fo:border-right="0.74pt solid #3c3c3c" fo:border-top="0.74pt solid #3c3c3c"/>
      <style:paragraph-properties fo:text-align="center"/>
    </style:style>
    <style:style style:family="table-cell" style:name="ce70" style:display-name="ce70">
      <style:text-properties fo:font-weight="None" fo:font-style="None" fo:font-family="Times New Roman" fo:font-size="10"/>
      <style:table-cell-properties fo:border-right="0.74pt solid #3c3c3c"/>
    </style:style>
    <style:style style:family="table-cell" style:name="ce71" style:display-name="ce71">
      <style:text-properties fo:font-weight="None" fo:font-style="None" fo:font-family="Times New Roman" fo:font-size="6.5"/>
      <style:table-cell-properties fo:border-right="0.74pt solid #3c3c3c"/>
    </style:style>
    <style:style style:family="table-cell" style:name="ce73" style:display-name="ce73">
      <style:text-properties fo:font-weight="None" fo:font-style="None" fo:font-family="Times New Roman" fo:font-size="9.5"/>
      <style:table-cell-properties style:vertical-align="top" fo:wrap-option="wrap"/>
      <style:paragraph-properties style:vertical-align="top" fo:text-align="end"/>
    </style:style>
    <style:style style:family="table-cell" style:name="ce75" style:display-name="ce75">
      <style:text-properties fo:font-weight="None" fo:font-style="None" fo:font-family="Times New Roman" fo:font-size="10"/>
      <style:table-cell-properties fo:wrap-option="wrap"/>
    </style:style>
    <style:style style:family="table-cell" style:name="ce76" style:display-name="ce76">
      <style:text-properties fo:font-weight="None" fo:font-style="None" fo:font-family="Times New Roman" fo:font-size="10"/>
    </style:style>
    <style:style style:family="table-cell" style:name="ce78" style:display-name="ce78">
      <style:text-properties fo:font-weight="None" fo:font-style="None" fo:font-family="Times New Roman" fo:font-size="10"/>
      <style:table-cell-properties fo:border-top="0.74pt solid #3c3c3c"/>
      <style:paragraph-properties fo:text-align="center"/>
    </style:style>
    <style:style style:family="table-cell" style:name="ce79" style:display-name="ce79">
      <style:text-properties fo:font-weight="None" fo:font-style="None" fo:font-family="Times New Roman" fo:font-size="10"/>
      <style:table-cell-properties fo:border-right="2.49pt solid #3c3c3c" fo:border-top="0.74pt solid #3c3c3c" fo:border-left="0.74pt solid #3c3c3c" fo:border-bottom="0.74pt solid #3c3c3c" fo:wrap-option="wrap" style:vertical-align="top"/>
      <style:paragraph-properties style:vertical-align="top" fo:text-align="center"/>
    </style:style>
    <style:style style:family="table-cell" style:name="ce80" style:display-name="ce80">
      <style:text-properties fo:font-weight="None" fo:font-style="None" fo:font-family="Times New Roman" fo:font-size="10"/>
      <style:table-cell-properties fo:border-left="0.74pt solid #3c3c3c" fo:border-bottom="0.74pt solid #3c3c3c" fo:border-right="2.49pt solid #3c3c3c" fo:border-top="0.74pt solid #3c3c3c"/>
      <style:paragraph-properties fo:text-align="center"/>
    </style:style>
    <style:style style:family="table-cell" style:name="ce81" style:display-name="ce81">
      <style:text-properties style:text-line-through-type="single" fo:font-style="None" style:text-line-through-style="solid" fo:font-weight="None" fo:font-size="10" fo:font-family="Times New Roman"/>
      <style:table-cell-properties fo:border-bottom="0.74pt solid #3c3c3c"/>
      <style:paragraph-properties fo:text-align="center"/>
    </style:style>
    <style:style style:family="table-cell" style:name="ce82" style:display-name="ce82">
      <style:text-properties fo:font-weight="None" fo:font-style="None" fo:font-family="Times New Roman" fo:font-size="10"/>
      <style:table-cell-properties fo:border-bottom="0.74pt solid #3c3c3c"/>
      <style:paragraph-properties fo:text-align="end"/>
    </style:style>
    <style:style style:family="table-cell" style:name="ce83" style:display-name="ce83">
      <style:text-properties fo:font-weight="None" fo:font-style="None" fo:font-family="Times New Roman" fo:font-size="9"/>
      <style:table-cell-properties fo:border-right="0.74pt solid #3c3c3c" fo:border-top="0.74pt solid #3c3c3c" fo:border-left="0.74pt solid #3c3c3c" fo:border-bottom="0.74pt solid #3c3c3c" fo:wrap-option="wrap" style:vertical-align="middle"/>
      <style:paragraph-properties style:vertical-align="middle" fo:text-align="center"/>
    </style:style>
    <style:style style:family="table-cell" style:name="ce84" style:display-name="ce84">
      <style:text-properties fo:font-weight="None" fo:font-style="None" fo:font-family="Times New Roman" fo:font-size="9"/>
      <style:table-cell-properties fo:border-left="0.74pt solid #3c3c3c" fo:border-bottom="0.74pt solid #3c3c3c" fo:border-right="0.74pt solid #3c3c3c" style:vertical-align="middle" fo:border-top="0.74pt solid #3c3c3c"/>
      <style:paragraph-properties style:vertical-align="middle" fo:text-align="center"/>
    </style:style>
    <style:style style:family="table-cell" style:name="ce88" style:display-name="ce88">
      <style:text-properties fo:font-weight="None" fo:font-style="None" fo:font-family="Times New Roman" fo:font-size="9.5"/>
      <style:table-cell-properties fo:border-left="0.74pt solid #3c3c3c" fo:border-bottom="0.74pt solid #3c3c3c" fo:border-right="0.74pt solid #3c3c3c" fo:border-top="0.74pt solid #3c3c3c"/>
      <style:paragraph-properties fo:text-align="end"/>
    </style:style>
    <style:style style:family="table-cell" style:name="ce89" style:display-name="ce89">
      <style:text-properties fo:font-weight="None" fo:font-style="None" fo:font-family="Times New Roman" fo:font-size="9.5"/>
    </style:style>
    <style:style style:family="table-cell" style:name="ce90" style:display-name="ce90">
      <style:text-properties fo:font-weight="None" fo:font-style="None" fo:font-family="Times New Roman" fo:font-size="10"/>
      <style:table-cell-properties fo:border-left="0.74pt solid #3c3c3c" fo:border-bottom="0.74pt solid #3c3c3c" fo:border-right="0.74pt solid #3c3c3c" style:vertical-align="middle" fo:border-top="0.74pt solid #3c3c3c"/>
      <style:paragraph-properties style:vertical-align="middle" fo:text-align="center"/>
    </style:style>
    <style:style style:family="table-cell" style:name="ce100" style:display-name="ce100">
      <style:text-properties fo:font-weight="None" fo:font-style="None" fo:font-family="Times New Roman" fo:font-size="10"/>
      <style:paragraph-properties fo:text-align="end"/>
    </style:style>
    <style:style style:family="table-cell" style:name="ce105" style:display-name="ce105">
      <style:text-properties fo:font-weight="None" fo:font-style="None" fo:font-family="Times New Roman" fo:font-size="9.5"/>
      <style:table-cell-properties fo:border-left="0.74pt solid #3c3c3c" fo:border-top="0.74pt solid #3c3c3c"/>
    </style:style>
    <style:style style:family="table-cell" style:name="ce106" style:display-name="ce106">
      <style:text-properties fo:font-weight="None" fo:font-style="None" fo:font-family="Times New Roman" fo:font-size="9.5"/>
      <style:table-cell-properties fo:border-left="0.74pt solid #3c3c3c"/>
    </style:style>
    <style:style style:family="table-cell" style:name="ce107" style:display-name="ce107">
      <style:text-properties fo:font-weight="None" fo:font-style="None" fo:font-family="Times New Roman" fo:font-size="9.5"/>
      <style:table-cell-properties fo:border-left="0.74pt solid #3c3c3c" fo:border-bottom="0.74pt solid #3c3c3c"/>
    </style:style>
    <style:style style:family="table-cell" style:name="ce108" style:display-name="ce108">
      <style:text-properties fo:font-weight="None" fo:font-style="None" fo:font-family="Times New Roman" fo:font-size="9.5"/>
      <style:table-cell-properties fo:border-right="0.74pt solid #3c3c3c" fo:wrap-option="wrap" fo:border-top="0.74pt solid #3c3c3c"/>
    </style:style>
    <style:style style:family="table-cell" style:name="ce109" style:display-name="ce109">
      <style:text-properties fo:font-weight="None" fo:font-style="None" fo:font-family="Times New Roman" fo:font-size="9.5"/>
      <style:table-cell-properties fo:border-right="0.74pt solid #3c3c3c" fo:wrap-option="wrap"/>
    </style:style>
    <style:style style:family="table-cell" style:name="ce110" style:display-name="ce110">
      <style:text-properties fo:font-weight="None" fo:font-style="None" fo:font-family="Times New Roman" fo:font-size="9.5"/>
      <style:table-cell-properties fo:border-bottom="0.74pt solid #3c3c3c" fo:border-right="0.74pt solid #3c3c3c" fo:wrap-option="wrap"/>
    </style:style>
    <style:style style:family="table-cell" style:name="ce114" style:display-name="ce114">
      <style:text-properties fo:font-weight="bold" fo:font-style="None" fo:font-family="Times New Roman" fo:font-size="9"/>
    </style:style>
    <style:style style:family="table-cell" style:name="ce117" style:display-name="ce117">
      <style:text-properties fo:font-weight="None" fo:font-style="None" fo:font-family="Times New Roman" fo:font-size="9"/>
      <style:table-cell-properties fo:border-left="0.74pt solid #3c3c3c" fo:border-bottom="0.74pt solid #3c3c3c" fo:border-right="0.74pt solid #3c3c3c" style:vertical-align="middle" fo:border-top="0.74pt solid #3c3c3c"/>
      <style:paragraph-properties style:vertical-align="middle" fo:text-align="center"/>
    </style:style>
    <style:style style:family="table-cell" style:name="ce119" style:display-name="ce119">
      <style:text-properties fo:font-weight="None" fo:font-style="None" fo:font-family="Times New Roman" fo:font-size="9.5"/>
      <style:table-cell-properties fo:border-left="0.74pt solid #3c3c3c" fo:border-bottom="0.74pt solid #3c3c3c" fo:border-right="0.74pt solid #3c3c3c" fo:wrap-option="wrap" fo:border-top="0.74pt solid #3c3c3c"/>
      <style:paragraph-properties fo:text-align="center"/>
    </style:style>
    <style:style style:family="table-cell" style:name="ce123" style:display-name="ce123">
      <style:text-properties fo:font-weight="None" fo:font-style="None" fo:font-family="Times New Roman" fo:font-size="10"/>
      <style:paragraph-properties fo:text-align="end"/>
    </style:style>
    <style:style style:family="table-cell" style:name="ce124" style:display-name="ce124">
      <style:text-properties fo:font-weight="None" fo:font-style="None" fo:font-family="Times New Roman" fo:font-size="10"/>
      <style:table-cell-properties fo:border-bottom="0.74pt solid #3c3c3c"/>
    </style:style>
    <style:style style:family="table-cell" style:name="ce125" style:display-name="ce125">
      <style:text-properties fo:font-weight="None" fo:font-style="None" fo:font-family="Times New Roman" fo:font-size="10"/>
      <style:table-cell-properties fo:border-left="0.74pt solid #3c3c3c" fo:border-bottom="0.74pt solid #3c3c3c" fo:border-right="0.74pt solid #3c3c3c" fo:border-top="0.74pt solid #3c3c3c"/>
      <style:paragraph-properties fo:text-align="end"/>
    </style:style>
    <style:style style:family="table-cell" style:name="ce128" style:display-name="ce128">
      <style:text-properties fo:font-weight="None" fo:font-style="None" fo:font-family="Times New Roman" fo:font-size="9.5"/>
      <style:table-cell-properties fo:border-left="0.74pt solid #3c3c3c" fo:border-bottom="0.74pt solid #3c3c3c" fo:border-right="0.74pt solid #3c3c3c" style:vertical-align="middle" fo:border-top="0.74pt solid #3c3c3c"/>
      <style:paragraph-properties style:vertical-align="middle" fo:text-align="end"/>
    </style:style>
    <style:style style:family="table-cell" style:name="ce133" style:display-name="ce133">
      <style:text-properties fo:font-weight="None" fo:font-style="None" fo:font-family="Times New Roman" fo:font-size="9.5"/>
      <style:paragraph-properties fo:text-align="end"/>
    </style:style>
    <style:style style:family="table-cell" style:name="ce134" style:display-name="ce134">
      <style:text-properties fo:font-weight="None" fo:font-style="None" fo:font-family="Times New Roman" fo:font-size="10"/>
      <style:table-cell-properties fo:border-bottom="0.74pt solid #3c3c3c" fo:border-right="0.74pt solid #3c3c3c"/>
    </style:style>
    <style:style style:family="table-cell" style:name="ce143" style:display-name="ce143">
      <style:text-properties fo:font-weight="None" fo:font-style="None" fo:font-family="Times New Roman" fo:font-size="10"/>
      <style:table-cell-properties fo:border-left="0.74pt solid #3c3c3c" fo:border-bottom="0.74pt solid #3c3c3c" fo:border-right="0.74pt solid #3c3c3c" style:vertical-align="middle" fo:border-top="0.74pt solid #3c3c3c"/>
      <style:paragraph-properties style:vertical-align="middle" fo:text-align="center"/>
    </style:style>
    <style:style style:family="table-cell" style:name="ce145" style:display-name="ce145">
      <style:text-properties fo:font-weight="None" fo:font-style="None" fo:font-family="Times New Roman" fo:font-size="6.5"/>
      <style:table-cell-properties fo:border-left="0.74pt solid #3c3c3c" fo:border-bottom="0.74pt solid #3c3c3c" fo:border-right="0.74pt solid #3c3c3c" fo:border-top="0.74pt solid #3c3c3c"/>
      <style:paragraph-properties fo:text-align="center"/>
    </style:style>
    <style:style style:family="table-cell" style:name="ce150" style:display-name="ce150">
      <style:text-properties fo:font-weight="None" fo:font-style="None" fo:font-family="Times New Roman" fo:font-size="10"/>
      <style:table-cell-properties fo:border-left="0.74pt solid #3c3c3c" fo:border-bottom="0.74pt solid #3c3c3c" fo:border-right="0.74pt solid #3c3c3c" style:vertical-align="top" fo:border-top="0.74pt solid #3c3c3c"/>
      <style:paragraph-properties style:vertical-align="top" fo:text-align="center"/>
    </style:style>
    <style:style style:family="table-cell" style:name="ce156" style:display-name="ce156">
      <style:text-properties fo:font-weight="None" fo:font-style="None" fo:font-family="Times New Roman" fo:font-size="9"/>
      <style:paragraph-properties fo:text-align="end"/>
    </style:style>
    <style:style style:family="table-cell" style:name="s30" style:display-name="s30"/>
    <style:style style:family="table-column" style:name="927bc1788bbfdc65fcfd0cd08662d653" style:display-name="927bc1788bbfdc65fcfd0cd08662d653">
      <style:table-column-properties fo:break-before="auto" style:column-width="712.46"/>
    </style:style>
    <style:style style:family="table-column" style:name="0f36c016f2232000dfc25c23b9107383" style:display-name="0f36c016f2232000dfc25c23b9107383">
      <style:table-column-properties fo:break-before="auto" style:column-width="164.64"/>
    </style:style>
    <style:style style:family="table-column" style:name="43b5276e6319bcc9d3799cd71512a0ff" style:display-name="43b5276e6319bcc9d3799cd71512a0ff">
      <style:table-column-properties fo:break-before="auto" style:column-width="246.96"/>
    </style:style>
    <style:style style:family="table-column" style:name="5682fde87447e9454a93216d907a5327" style:display-name="5682fde87447e9454a93216d907a5327">
      <style:table-column-properties fo:break-before="auto" style:column-width="164.64"/>
    </style:style>
    <style:style style:family="table-column" style:name="33841e23b24044313f26d699d54d3a18" style:display-name="33841e23b24044313f26d699d54d3a18">
      <style:table-column-properties fo:break-before="auto" style:column-width="164.64"/>
    </style:style>
    <style:style style:family="table-row" style:name="c4fd8e50e85903bb173d33b60b66005b" style:display-name="c4fd8e50e85903bb173d33b60b66005b">
      <style:table-row-properties fo:break-before="auto" style:row-height="362.6"/>
    </style:style>
    <style:style style:family="table-row" style:name="12750532eb6d064483baa5940422183f" style:display-name="12750532eb6d064483baa5940422183f">
      <style:table-row-properties fo:break-before="auto" style:row-height="362.6"/>
    </style:style>
    <style:style style:family="table-row" style:name="a70489238bc990d9802a76fe768b5aeb" style:display-name="a70489238bc990d9802a76fe768b5aeb">
      <style:table-row-properties fo:break-before="auto" style:row-height="362.6"/>
    </style:style>
    <style:style style:family="table-row" style:name="1f9cd927468f003c56bd7bf27501f716" style:display-name="1f9cd927468f003c56bd7bf27501f716">
      <style:table-row-properties fo:break-before="auto" style:row-height="384.16"/>
    </style:style>
    <style:style style:family="table-row" style:name="1b534f2b42c7cee7b84e53231474c86d" style:display-name="1b534f2b42c7cee7b84e53231474c86d">
      <style:table-row-properties fo:break-before="auto" style:row-height="384.16"/>
    </style:style>
    <style:style style:family="table-row" style:name="1417c9e074910f667da7eb7163126b18" style:display-name="1417c9e074910f667da7eb7163126b18">
      <style:table-row-properties fo:break-before="auto" style:row-height="409.64"/>
    </style:style>
    <style:style style:family="table-row" style:name="cb5bd78cc7c4aad6e89b6ef6b338f5d2" style:display-name="cb5bd78cc7c4aad6e89b6ef6b338f5d2">
      <style:table-row-properties fo:break-before="auto" style:row-height="280.28"/>
    </style:style>
    <style:style style:family="table-row" style:name="f99527413e0ad7705f55ac618e7c581e" style:display-name="f99527413e0ad7705f55ac618e7c581e">
      <style:table-row-properties fo:break-before="auto" style:row-height="414.54"/>
    </style:style>
    <style:style style:family="table-row" style:name="8a0a79f62c7b13a0873ef7ffcca5fa6d" style:display-name="8a0a79f62c7b13a0873ef7ffcca5fa6d">
      <style:table-row-properties fo:break-before="auto" style:row-height="384.16"/>
    </style:style>
    <style:style style:family="table-row" style:name="a159b8bdae07685e8e325dfb05adfe89" style:display-name="a159b8bdae07685e8e325dfb05adfe89">
      <style:table-row-properties fo:break-before="auto" style:row-height="384.16"/>
    </style:style>
    <style:style style:family="table-row" style:name="41b98618554376d4315ddde1094193f1" style:display-name="41b98618554376d4315ddde1094193f1">
      <style:table-row-properties fo:break-before="auto" style:row-height="409.64"/>
    </style:style>
    <style:style style:family="table-row" style:name="1c3e32d45494d117c4191a646598a382" style:display-name="1c3e32d45494d117c4191a646598a382">
      <style:table-row-properties fo:break-before="auto" style:row-height="409.64"/>
    </style:style>
    <style:style style:family="table-row" style:name="ee7a082028689238c36a8ef3acc4f907" style:display-name="ee7a082028689238c36a8ef3acc4f907">
      <style:table-row-properties fo:break-before="auto" style:row-height="280.28"/>
    </style:style>
    <style:style style:family="table-row" style:name="0761dbbe52e06f4105668bd9ded41149" style:display-name="0761dbbe52e06f4105668bd9ded41149">
      <style:table-row-properties fo:break-before="auto" style:row-height="384.16"/>
    </style:style>
    <style:style style:family="table-row" style:name="d2b9f468e9df72f97232a648e6406cff" style:display-name="d2b9f468e9df72f97232a648e6406cff">
      <style:table-row-properties fo:break-before="auto" style:row-height="280.28"/>
    </style:style>
    <style:style style:family="table-row" style:name="0c1a0e8767310bd73231f720323522c1" style:display-name="0c1a0e8767310bd73231f720323522c1">
      <style:table-row-properties fo:break-before="auto" style:row-height="384.16"/>
    </style:style>
    <style:style style:family="table-row" style:name="a3b130359a7eb71794be8dd331e1ad09" style:display-name="a3b130359a7eb71794be8dd331e1ad09">
      <style:table-row-properties fo:break-before="auto" style:row-height="280.28"/>
    </style:style>
    <style:style style:family="table-row" style:name="b5ec9420e8b5dc54f4b800f9b9f2bae9" style:display-name="b5ec9420e8b5dc54f4b800f9b9f2bae9">
      <style:table-row-properties fo:break-before="auto" style:row-height="384.16"/>
    </style:style>
    <style:style style:family="table-row" style:name="fb8dd7bf752abac7aa6a254264b8a122" style:display-name="fb8dd7bf752abac7aa6a254264b8a122">
      <style:table-row-properties fo:break-before="auto" style:row-height="409.64"/>
    </style:style>
    <style:style style:family="table-row" style:name="f4ff8e86a87821e200e8db0ced6d64f2" style:display-name="f4ff8e86a87821e200e8db0ced6d64f2">
      <style:table-row-properties fo:break-before="auto" style:row-height="409.64"/>
    </style:style>
    <style:style style:family="table-row" style:name="f82564d9b2022267839774c54dd0213e" style:display-name="f82564d9b2022267839774c54dd0213e">
      <style:table-row-properties fo:break-before="auto" style:row-height="280.28"/>
    </style:style>
    <style:style style:family="table-row" style:name="6c3b5ca68e2d3b803307841b6d973089" style:display-name="6c3b5ca68e2d3b803307841b6d973089">
      <style:table-row-properties fo:break-before="auto" style:row-height="384.16"/>
    </style:style>
    <style:style style:family="table-row" style:name="4eaf1988d4cb49f2ef03ed38ea56c5cf" style:display-name="4eaf1988d4cb49f2ef03ed38ea56c5cf">
      <style:table-row-properties fo:break-before="auto" style:row-height="280.28"/>
    </style:style>
    <style:style style:family="table-row" style:name="6b5b1478878b96f5d9b3bfc26f5f8519" style:display-name="6b5b1478878b96f5d9b3bfc26f5f8519">
      <style:table-row-properties fo:break-before="auto" style:row-height="384.16"/>
    </style:style>
    <style:style style:family="table-row" style:name="3642bcb910c2690983fce952067e81d0" style:display-name="3642bcb910c2690983fce952067e81d0">
      <style:table-row-properties fo:break-before="auto" style:row-height="280.28"/>
    </style:style>
    <style:style style:family="table-row" style:name="6c3f4348b71cb853177f69506e539d0e" style:display-name="6c3f4348b71cb853177f69506e539d0e">
      <style:table-row-properties fo:break-before="auto" style:row-height="384.16"/>
    </style:style>
    <style:style style:family="table-row" style:name="e391de437fd0e370da66e0e36d623162" style:display-name="e391de437fd0e370da66e0e36d623162">
      <style:table-row-properties fo:break-before="auto" style:row-height="280.28"/>
    </style:style>
    <style:style style:family="table-row" style:name="acbf5a7c7ac2821c045e8fa32a4995a7" style:display-name="acbf5a7c7ac2821c045e8fa32a4995a7">
      <style:table-row-properties fo:break-before="auto" style:row-height="409.64"/>
    </style:style>
    <style:style style:family="table-row" style:name="07480cab309e990830dd73c7a0da0a36" style:display-name="07480cab309e990830dd73c7a0da0a36">
      <style:table-row-properties fo:break-before="auto" style:row-height="280.28"/>
    </style:style>
    <style:style style:family="table-row" style:name="64d927d3d83968457360ed7a6c7c285d" style:display-name="64d927d3d83968457360ed7a6c7c285d">
      <style:table-row-properties fo:break-before="auto" style:row-height="384.16"/>
    </style:style>
    <style:style style:family="table-row" style:name="6905a862c04e7f89ea1e07539627d895" style:display-name="6905a862c04e7f89ea1e07539627d895">
      <style:table-row-properties fo:break-before="auto" style:row-height="384.16"/>
    </style:style>
    <style:style style:family="table-row" style:name="42196dfb61816a38fb7821233709918f" style:display-name="42196dfb61816a38fb7821233709918f">
      <style:table-row-properties fo:break-before="auto" style:row-height="384.16"/>
    </style:style>
    <style:style style:family="table-row" style:name="aaa7a04351e407bfcdb9fd4ea56d656e" style:display-name="aaa7a04351e407bfcdb9fd4ea56d656e">
      <style:table-row-properties fo:break-before="auto" style:row-height="384.16"/>
    </style:style>
    <style:style style:family="table-row" style:name="c63933443fe27327971ec65335ddb6b5" style:display-name="c63933443fe27327971ec65335ddb6b5">
      <style:table-row-properties fo:break-before="auto" style:row-height="384.16"/>
    </style:style>
    <style:style style:family="table-row" style:name="75574ba94768784609982c511f2347d1" style:display-name="75574ba94768784609982c511f2347d1">
      <style:table-row-properties fo:break-before="auto" style:row-height="384.16"/>
    </style:style>
    <style:style style:family="table-row" style:name="27da1101c3c17f2be9ae8889c97fcb35" style:display-name="27da1101c3c17f2be9ae8889c97fcb35">
      <style:table-row-properties fo:break-before="auto" style:row-height="384.16"/>
    </style:style>
    <style:style style:family="table-row" style:name="b47ca2b4895a71e61d39acb8239cb522" style:display-name="b47ca2b4895a71e61d39acb8239cb522">
      <style:table-row-properties fo:break-before="auto" style:row-height="384.16"/>
    </style:style>
    <style:style style:family="table-row" style:name="8f765ee6fb177822ec9d1237e8d46a13" style:display-name="8f765ee6fb177822ec9d1237e8d46a13">
      <style:table-row-properties fo:break-before="auto" style:row-height="384.16"/>
    </style:style>
    <style:style style:family="table-row" style:name="8ec95184cf38201bc18eb0ae09b3a62d" style:display-name="8ec95184cf38201bc18eb0ae09b3a62d">
      <style:table-row-properties fo:break-before="auto" style:row-height="384.16"/>
    </style:style>
    <style:style style:family="table-row" style:name="2f04fac5b33f781ca48320d661d645d4" style:display-name="2f04fac5b33f781ca48320d661d645d4">
      <style:table-row-properties fo:break-before="auto" style:row-height="384.16"/>
    </style:style>
    <style:style style:family="table-row" style:name="3a091f0a267f062f840979a2e30bbade" style:display-name="3a091f0a267f062f840979a2e30bbade">
      <style:table-row-properties fo:break-before="auto" style:row-height="280.28"/>
    </style:style>
    <style:style style:family="table-row" style:name="4ec72d54e5f221c5b8d2014297d3606a" style:display-name="4ec72d54e5f221c5b8d2014297d3606a">
      <style:table-row-properties fo:break-before="auto" style:row-height="384.16"/>
    </style:style>
    <style:style style:family="table-row" style:name="c0523b65ce7f3f8008d9e7fc0b788dff" style:display-name="c0523b65ce7f3f8008d9e7fc0b788dff">
      <style:table-row-properties fo:break-before="auto" style:row-height="409.64"/>
    </style:style>
    <style:style style:family="table-row" style:name="2671d2e457457435092e6f8641b498ff" style:display-name="2671d2e457457435092e6f8641b498ff">
      <style:table-row-properties fo:break-before="auto" style:row-height="384.16"/>
    </style:style>
    <style:style style:family="table-row" style:name="f8e8cae06fa5f6ef82a44a359bfe7ed2" style:display-name="f8e8cae06fa5f6ef82a44a359bfe7ed2">
      <style:table-row-properties fo:break-before="auto" style:row-height="409.64"/>
    </style:style>
    <style:style style:family="table-row" style:name="888e7541a3c92becaa7922a6c4e12001" style:display-name="888e7541a3c92becaa7922a6c4e12001">
      <style:table-row-properties fo:break-before="auto" style:row-height="280.28"/>
    </style:style>
    <style:style style:family="table-row" style:name="767a91539ee7315d9126f12cde924361" style:display-name="767a91539ee7315d9126f12cde924361">
      <style:table-row-properties fo:break-before="auto" style:row-height="384.16"/>
    </style:style>
    <style:style style:family="table-row" style:name="80a2ddc8a45f764be3c4b52dd51fde4d" style:display-name="80a2ddc8a45f764be3c4b52dd51fde4d">
      <style:table-row-properties fo:break-before="auto" style:row-height="409.64"/>
    </style:style>
    <style:style style:family="table-row" style:name="3c8e85cbfee9e7fb867f2e9c6fb8d2a2" style:display-name="3c8e85cbfee9e7fb867f2e9c6fb8d2a2">
      <style:table-row-properties fo:break-before="auto" style:row-height="409.64"/>
    </style:style>
    <style:style style:family="table-row" style:name="1407db83d7f0cb8b154a6309143c36ca" style:display-name="1407db83d7f0cb8b154a6309143c36ca">
      <style:table-row-properties fo:break-before="auto" style:row-height="409.64"/>
    </style:style>
    <style:style style:family="table-row" style:name="7bdbb7f52c85c4c92d0f9f4f6d0a948d" style:display-name="7bdbb7f52c85c4c92d0f9f4f6d0a948d">
      <style:table-row-properties fo:break-before="auto" style:row-height="280.28"/>
    </style:style>
    <style:style style:family="table-row" style:name="c8e82bf70aca671c8900999f7ae6ebd8" style:display-name="c8e82bf70aca671c8900999f7ae6ebd8">
      <style:table-row-properties fo:break-before="auto" style:row-height="384.16"/>
    </style:style>
    <style:style style:family="table-row" style:name="2bfeb16cf3242c6d69563b7e49a8ec21" style:display-name="2bfeb16cf3242c6d69563b7e49a8ec21">
      <style:table-row-properties fo:break-before="page" style:row-height="414.54"/>
    </style:style>
    <style:style style:family="table-row" style:name="78dd909cb344826aa9d1c4de10ab7b52" style:display-name="78dd909cb344826aa9d1c4de10ab7b52">
      <style:table-row-properties fo:break-before="auto" style:row-height="414.54"/>
    </style:style>
    <style:style style:family="table-row" style:name="68ee097d110da1782620b94bba4fa51c" style:display-name="68ee097d110da1782620b94bba4fa51c">
      <style:table-row-properties fo:break-before="auto" style:row-height="441.0"/>
    </style:style>
    <style:style style:family="table-row" style:name="9e1dd9b413235dbbb6b859f42ad3da49" style:display-name="9e1dd9b413235dbbb6b859f42ad3da49">
      <style:table-row-properties fo:break-before="auto" style:row-height="441.0"/>
    </style:style>
    <style:style style:family="table-row" style:name="8f78d3f2d02ae9cbd38689a227911dc7" style:display-name="8f78d3f2d02ae9cbd38689a227911dc7">
      <style:table-row-properties fo:break-before="auto" style:row-height="959.42"/>
    </style:style>
    <style:style style:family="table-row" style:name="2c61e3aeb6ae90013e0117157235de98" style:display-name="2c61e3aeb6ae90013e0117157235de98">
      <style:table-row-properties fo:break-before="auto" style:row-height="2307.9"/>
    </style:style>
    <style:style style:family="table-row" style:name="681a7fe9d4b335233e3939b63c397109" style:display-name="681a7fe9d4b335233e3939b63c397109">
      <style:table-row-properties fo:break-before="auto" style:row-height="441.0"/>
    </style:style>
    <style:style style:family="table-row" style:name="c4985057368e3842f272d5a9f4d4c141" style:display-name="c4985057368e3842f272d5a9f4d4c141">
      <style:table-row-properties fo:break-before="auto" style:row-height="441.0"/>
    </style:style>
    <style:style style:family="table-row" style:name="7c4189821e0ffe186d45b89fe97b6283" style:display-name="7c4189821e0ffe186d45b89fe97b6283">
      <style:table-row-properties fo:break-before="auto" style:row-height="441.0"/>
    </style:style>
    <style:style style:family="table-row" style:name="c1c47b848508ad17c419d5d8cb0a560b" style:display-name="c1c47b848508ad17c419d5d8cb0a560b">
      <style:table-row-properties fo:break-before="auto" style:row-height="441.0"/>
    </style:style>
    <style:style style:family="table-row" style:name="66dd1d6f1dceb08aea339e4690b4c23d" style:display-name="66dd1d6f1dceb08aea339e4690b4c23d">
      <style:table-row-properties fo:break-before="auto" style:row-height="441.0"/>
    </style:style>
    <style:style style:family="table-row" style:name="d52803486119ea5c6aecf2dbc00144f0" style:display-name="d52803486119ea5c6aecf2dbc00144f0">
      <style:table-row-properties fo:break-before="auto" style:row-height="441.0"/>
    </style:style>
    <style:style style:family="table-row" style:name="c14266928bbf1b901a0e4e22ade88424" style:display-name="c14266928bbf1b901a0e4e22ade88424">
      <style:table-row-properties fo:break-before="auto" style:row-height="907.48"/>
    </style:style>
    <style:style style:family="table-row" style:name="c1d4112e0b57415d8678cf17b31fcf0c" style:display-name="c1d4112e0b57415d8678cf17b31fcf0c">
      <style:table-row-properties fo:break-before="auto" style:row-height="441.0"/>
    </style:style>
    <style:style style:family="table-row" style:name="5eb89f31a04ed0d45466c12dcce79a20" style:display-name="5eb89f31a04ed0d45466c12dcce79a20">
      <style:table-row-properties fo:break-before="auto" style:row-height="441.0"/>
    </style:style>
    <style:style style:family="table-row" style:name="7330b1b7e4dffe641ce5d1d6ea3b14e4" style:display-name="7330b1b7e4dffe641ce5d1d6ea3b14e4">
      <style:table-row-properties fo:break-before="auto" style:row-height="441.0"/>
    </style:style>
    <style:style style:family="table-row" style:name="b82601fd48bad4bdefb545ca3aab9f16" style:display-name="b82601fd48bad4bdefb545ca3aab9f16">
      <style:table-row-properties fo:break-before="auto" style:row-height="441.0"/>
    </style:style>
    <style:style style:family="table-row" style:name="8f74a06e811eaa36b32fc1ed53eff1e2" style:display-name="8f74a06e811eaa36b32fc1ed53eff1e2">
      <style:table-row-properties fo:break-before="auto" style:row-height="441.0"/>
    </style:style>
    <style:style style:family="table-row" style:name="b4c9071a9972c0e1244ff81acb696b29" style:display-name="b4c9071a9972c0e1244ff81acb696b29">
      <style:table-row-properties fo:break-before="auto" style:row-height="441.0"/>
    </style:style>
    <style:style style:family="table-row" style:name="d8c3a5c1d5b983d624fb404ed4ad68f6" style:display-name="d8c3a5c1d5b983d624fb404ed4ad68f6">
      <style:table-row-properties fo:break-before="auto" style:row-height="441.0"/>
    </style:style>
    <style:style style:family="table-row" style:name="44736c3bee623685e9b5c9abfd4b9281" style:display-name="44736c3bee623685e9b5c9abfd4b9281">
      <style:table-row-properties fo:break-before="auto" style:row-height="441.0"/>
    </style:style>
    <style:style style:family="table-row" style:name="46d55332ccfe63195c7c1a8bb426ed57" style:display-name="46d55332ccfe63195c7c1a8bb426ed57">
      <style:table-row-properties fo:break-before="auto" style:row-height="441.0"/>
    </style:style>
    <style:style style:family="table-row" style:name="e6ea0a9a18ac3f2b7f3e571a4830952d" style:display-name="e6ea0a9a18ac3f2b7f3e571a4830952d">
      <style:table-row-properties fo:break-before="auto" style:row-height="441.0"/>
    </style:style>
    <style:style style:family="table-row" style:name="3869f27486d1b47fae7f614fcfd66479" style:display-name="3869f27486d1b47fae7f614fcfd66479">
      <style:table-row-properties fo:break-before="auto" style:row-height="441.0"/>
    </style:style>
    <style:style style:family="table-row" style:name="879d76dbcf2bf87ff212b727058a6637" style:display-name="879d76dbcf2bf87ff212b727058a6637">
      <style:table-row-properties fo:break-before="auto" style:row-height="441.0"/>
    </style:style>
    <style:style style:family="table-row" style:name="c8df8c05eb60bc5603067d9be59d928d" style:display-name="c8df8c05eb60bc5603067d9be59d928d">
      <style:table-row-properties fo:break-before="auto" style:row-height="441.0"/>
    </style:style>
    <style:style style:family="table-row" style:name="e0ca3035a8adf87fffdf87da64a40f0c" style:display-name="e0ca3035a8adf87fffdf87da64a40f0c">
      <style:table-row-properties fo:break-before="auto" style:row-height="441.0"/>
    </style:style>
    <style:style style:family="table-row" style:name="8e1a6d5bfc78f92a4d1a75f45c76d3da" style:display-name="8e1a6d5bfc78f92a4d1a75f45c76d3da">
      <style:table-row-properties fo:break-before="page" style:row-height="441.0"/>
    </style:style>
    <style:style style:family="table-row" style:name="c9889bea7ac413978c25a699f5a4738a" style:display-name="c9889bea7ac413978c25a699f5a4738a">
      <style:table-row-properties fo:break-before="auto" style:row-height="441.0"/>
    </style:style>
    <style:style style:family="table-row" style:name="68150a8944e015cf0ce7e8bb0596c1ed" style:display-name="68150a8944e015cf0ce7e8bb0596c1ed">
      <style:table-row-properties fo:break-before="auto" style:row-height="441.0"/>
    </style:style>
    <style:style style:family="table-row" style:name="d81daaf60ee0657f370eda0648a08971" style:display-name="d81daaf60ee0657f370eda0648a08971">
      <style:table-row-properties fo:break-before="auto" style:row-height="441.0"/>
    </style:style>
    <style:style style:family="table-row" style:name="1e9481ae124de2dbd30a5eb2955c53d9" style:display-name="1e9481ae124de2dbd30a5eb2955c53d9">
      <style:table-row-properties fo:break-before="auto" style:row-height="441.0"/>
    </style:style>
    <style:style style:family="table-row" style:name="7cf341d36815e91f43842578da87f4da" style:display-name="7cf341d36815e91f43842578da87f4da">
      <style:table-row-properties fo:break-before="auto" style:row-height="441.0"/>
    </style:style>
    <style:style style:family="table-row" style:name="e53f406ebaf2b41cfc9cdf462bbe570c" style:display-name="e53f406ebaf2b41cfc9cdf462bbe570c">
      <style:table-row-properties fo:break-before="auto" style:row-height="441.0"/>
    </style:style>
    <style:style style:family="table-row" style:name="1b0f96f22f5c8c3f6e48e2bfb21cd112" style:display-name="1b0f96f22f5c8c3f6e48e2bfb21cd112">
      <style:table-row-properties fo:break-before="auto" style:row-height="362.6"/>
    </style:style>
    <style:style style:family="table-row" style:name="fc161db409673c2b69c32e4bd63d4edd" style:display-name="fc161db409673c2b69c32e4bd63d4edd">
      <style:table-row-properties fo:break-before="auto" style:row-height="441.0"/>
    </style:style>
    <style:style style:family="table-row" style:name="acdfa9ce734c1ba4a94ee41fb02ac197" style:display-name="acdfa9ce734c1ba4a94ee41fb02ac197">
      <style:table-row-properties fo:break-before="auto" style:row-height="441.0"/>
    </style:style>
    <style:style style:family="table-row" style:name="8fc7db2b7abbe60af221de4d38440145" style:display-name="8fc7db2b7abbe60af221de4d38440145">
      <style:table-row-properties fo:break-before="auto" style:row-height="441.0"/>
    </style:style>
    <style:style style:family="table-row" style:name="c3ee7c19cfca344974fb0410199497e3" style:display-name="c3ee7c19cfca344974fb0410199497e3">
      <style:table-row-properties fo:break-before="auto" style:row-height="441.0"/>
    </style:style>
    <style:style style:family="table-row" style:name="607353e46760df2b2bdd1d697681ac8a" style:display-name="607353e46760df2b2bdd1d697681ac8a">
      <style:table-row-properties fo:break-before="auto" style:row-height="441.0"/>
    </style:style>
    <style:style style:family="table-row" style:name="377f00f6ffeb54187d9c5ce1b1659978" style:display-name="377f00f6ffeb54187d9c5ce1b1659978">
      <style:table-row-properties fo:break-before="auto" style:row-height="441.0"/>
    </style:style>
    <style:style style:family="table-row" style:name="20fd71c4cad93e11ac53a879adb3ff99" style:display-name="20fd71c4cad93e11ac53a879adb3ff99">
      <style:table-row-properties fo:break-before="auto" style:row-height="362.6"/>
    </style:style>
    <style:style style:family="table-row" style:name="eef74d9bd3e605ba8bdb49f58823347a" style:display-name="eef74d9bd3e605ba8bdb49f58823347a">
      <style:table-row-properties fo:break-before="auto" style:row-height="441.0"/>
    </style:style>
    <style:style style:family="table-row" style:name="d07b055c97dcd78d845ecd4af33a6efd" style:display-name="d07b055c97dcd78d845ecd4af33a6efd">
      <style:table-row-properties fo:break-before="auto" style:row-height="362.6"/>
    </style:style>
    <style:style style:family="table-row" style:name="b8254e3ef07fee60236587e178e53360" style:display-name="b8254e3ef07fee60236587e178e53360">
      <style:table-row-properties fo:break-before="auto" style:row-height="441.0"/>
    </style:style>
    <style:style style:family="table-row" style:name="682b0552e22be7cd7bfef81da2c616c2" style:display-name="682b0552e22be7cd7bfef81da2c616c2">
      <style:table-row-properties fo:break-before="auto" style:row-height="362.6"/>
    </style:style>
    <style:style style:family="table-row" style:name="3e255325519422f8cded6f1a94e45171" style:display-name="3e255325519422f8cded6f1a94e45171">
      <style:table-row-properties fo:break-before="auto" style:row-height="441.0"/>
    </style:style>
    <style:style style:family="table-row" style:name="b90137539fbd3c54305c0cef47a5ce34" style:display-name="b90137539fbd3c54305c0cef47a5ce34">
      <style:table-row-properties fo:break-before="auto" style:row-height="441.0"/>
    </style:style>
    <style:style style:family="table-row" style:name="d9e3dbd7a2ac2c4ef1c1089d09d27d5f" style:display-name="d9e3dbd7a2ac2c4ef1c1089d09d27d5f">
      <style:table-row-properties fo:break-before="auto" style:row-height="441.0"/>
    </style:style>
    <style:style style:family="table-row" style:name="9f79c730d3800635667a93318bc73a52" style:display-name="9f79c730d3800635667a93318bc73a52">
      <style:table-row-properties fo:break-before="auto" style:row-height="441.0"/>
    </style:style>
    <style:style style:family="table-row" style:name="5c9752785e3ac1001e2e5d81bd39d478" style:display-name="5c9752785e3ac1001e2e5d81bd39d478">
      <style:table-row-properties fo:break-before="auto" style:row-height="441.0"/>
    </style:style>
    <style:style style:family="table-row" style:name="ea822d5738ea8b40d08af79ef5fd66ee" style:display-name="ea822d5738ea8b40d08af79ef5fd66ee">
      <style:table-row-properties fo:break-before="auto" style:row-height="362.6"/>
    </style:style>
    <style:style style:family="table-row" style:name="94b0b2a2a1143cacadb565ee4c8d3f98" style:display-name="94b0b2a2a1143cacadb565ee4c8d3f98">
      <style:table-row-properties fo:break-before="auto" style:row-height="155.82"/>
    </style:style>
    <style:style style:family="table-row" style:name="21af81cbb8d0ca936d55c2d34c3b7cb5" style:display-name="21af81cbb8d0ca936d55c2d34c3b7cb5">
      <style:table-row-properties fo:break-before="auto" style:row-height="441.0"/>
    </style:style>
    <style:style style:family="table-row" style:name="dca51aff1ea1173ebc0aba52db53fbf5" style:display-name="dca51aff1ea1173ebc0aba52db53fbf5">
      <style:table-row-properties fo:break-before="auto" style:row-height="441.0"/>
    </style:style>
    <style:style style:family="table-row" style:name="75eeebdc0e2ab79073e9351f2dfcb7ea" style:display-name="75eeebdc0e2ab79073e9351f2dfcb7ea">
      <style:table-row-properties fo:break-before="auto" style:row-height="441.0"/>
    </style:style>
    <style:style style:family="table-row" style:name="6a83db4411b14eccb8b3b1bb2f6f7102" style:display-name="6a83db4411b14eccb8b3b1bb2f6f7102">
      <style:table-row-properties fo:break-before="auto" style:row-height="441.0"/>
    </style:style>
    <style:style style:family="table-row" style:name="52f05794bd31950ad23a9cd23de8d6ed" style:display-name="52f05794bd31950ad23a9cd23de8d6ed">
      <style:table-row-properties fo:break-before="auto" style:row-height="441.0"/>
    </style:style>
    <style:style style:family="table-row" style:name="f9a46a53cbc156a2cf0848f951c0d986" style:display-name="f9a46a53cbc156a2cf0848f951c0d986">
      <style:table-row-properties fo:break-before="auto" style:row-height="362.6"/>
    </style:style>
    <style:style style:family="table-row" style:name="8b392eca7f62a9d023f0e458ff7f41f8" style:display-name="8b392eca7f62a9d023f0e458ff7f41f8">
      <style:table-row-properties fo:break-before="auto" style:row-height="181.3"/>
    </style:style>
    <style:style style:family="table-row" style:name="4f22a764a07b1ca682a3ac84688e5781" style:display-name="4f22a764a07b1ca682a3ac84688e5781">
      <style:table-row-properties fo:break-before="auto" style:row-height="441.0"/>
    </style:style>
    <style:style style:family="table-row" style:name="6c297bdb4a1d4c3d23b6072ff8bae658" style:display-name="6c297bdb4a1d4c3d23b6072ff8bae658">
      <style:table-row-properties fo:break-before="auto" style:row-height="441.0"/>
    </style:style>
    <style:style style:family="table-row" style:name="88244ea8b9c37e31948b9c14fce300ae" style:display-name="88244ea8b9c37e31948b9c14fce300ae">
      <style:table-row-properties fo:break-before="auto" style:row-height="362.6"/>
    </style:style>
    <style:style style:family="table-row" style:name="b4f76ab37d36bd184a4752e496cc5baa" style:display-name="b4f76ab37d36bd184a4752e496cc5baa">
      <style:table-row-properties fo:break-before="auto" style:row-height="181.3"/>
    </style:style>
    <style:style style:family="table-row" style:name="4ea964ccadd744c78b30b8fe46770f40" style:display-name="4ea964ccadd744c78b30b8fe46770f40">
      <style:table-row-properties fo:break-before="auto" style:row-height="441.0"/>
    </style:style>
    <style:style style:family="table-row" style:name="a04efb6b51ea56d14b09484a7327299a" style:display-name="a04efb6b51ea56d14b09484a7327299a">
      <style:table-row-properties fo:break-before="auto" style:row-height="441.0"/>
    </style:style>
    <style:style style:family="table-row" style:name="5043ab7e6f5217b0170580f1d494e8cd" style:display-name="5043ab7e6f5217b0170580f1d494e8cd">
      <style:table-row-properties fo:break-before="auto" style:row-height="902.58"/>
    </style:style>
    <style:style style:family="table-row" style:name="cf99b4a52ac6cd2a538d414829ab8849" style:display-name="cf99b4a52ac6cd2a538d414829ab8849">
      <style:table-row-properties fo:break-before="auto" style:row-height="441.0"/>
    </style:style>
    <style:style style:family="table-row" style:name="dc570d53b660fc9d072d2e4a2ff97c78" style:display-name="dc570d53b660fc9d072d2e4a2ff97c78">
      <style:table-row-properties fo:break-before="auto" style:row-height="441.0"/>
    </style:style>
    <style:style style:family="table-row" style:name="5571e19518cfa324104a988f260ecd2f" style:display-name="5571e19518cfa324104a988f260ecd2f">
      <style:table-row-properties fo:break-before="auto" style:row-height="362.6"/>
    </style:style>
    <style:style style:family="table-row" style:name="f41f72b2811ec19a3d577143a18b68d5" style:display-name="f41f72b2811ec19a3d577143a18b68d5">
      <style:table-row-properties fo:break-before="auto" style:row-height="441.0"/>
    </style:style>
    <style:style style:family="table-row" style:name="ca08cc66c2e8302840cdf69a0a1ce3a5" style:display-name="ca08cc66c2e8302840cdf69a0a1ce3a5">
      <style:table-row-properties fo:break-before="auto" style:row-height="441.0"/>
    </style:style>
    <style:style style:family="table-row" style:name="ba65d480ac1e410a37243069b07f4868" style:display-name="ba65d480ac1e410a37243069b07f4868">
      <style:table-row-properties fo:break-before="auto" style:row-height="441.0"/>
    </style:style>
    <style:style style:family="table-row" style:name="a740da31602f43c651b822ff5d14adb6" style:display-name="a740da31602f43c651b822ff5d14adb6">
      <style:table-row-properties fo:break-before="auto" style:row-height="441.0"/>
    </style:style>
  </office:automatic-styles>
  <office:body>
    <office:spreadsheet>
      <table:table table:name="стр1">
        <table:table-column table:style-name="927bc1788bbfdc65fcfd0cd08662d653" table:default-cell-style-name="ce1"/>
        <table:table-column table:style-name="0f36c016f2232000dfc25c23b9107383" table:number-columns-repeated="159" table:default-cell-style-name="ce1"/>
        <table:table-column table:style-name="43b5276e6319bcc9d3799cd71512a0ff" table:default-cell-style-name="ce1"/>
        <table:table-column table:style-name="5682fde87447e9454a93216d907a5327" table:number-columns-repeated="96" table:default-cell-style-name="ce1"/>
        <table:table-column table:style-name="33841e23b24044313f26d699d54d3a18" table:number-columns-repeated="767" table:default-cell-style-name="None"/>
        <table:table-row table:style-name="c4fd8e50e85903bb173d33b60b66005b">
          <table:table-cell office:value="None" office:value-type="string"/>
          <table:covered-table-cell table:number-columns-repeated="118"/>
          <table:table-cell table:style-name="ce114" office:value="None" office:value-type="string">
            <text:p><text:span text:style-name="ce114">Унифицированная форма № ОС-1</text:span></text:p>
          </table:table-cell>
          <table:table-cell office:value="None" office:value-type="string"/>
        </table:table-row>
        <table:table-row table:style-name="12750532eb6d064483baa5940422183f">
          <table:table-cell office:value="None" office:value-type="string"/>
          <table:covered-table-cell table:number-columns-repeated="118"/>
          <table:table-cell table:style-name="ce13" office:value="None" office:value-type="string">
            <text:p><text:span text:style-name="ce13">Утверждена постановлением Госкомстата России</text:span></text:p>
          </table:table-cell>
          <table:table-cell office:value="None" office:value-type="string"/>
        </table:table-row>
        <table:table-row table:style-name="a70489238bc990d9802a76fe768b5aeb">
          <table:table-cell office:value="None" office:value-type="string"/>
          <table:covered-table-cell table:number-columns-repeated="118"/>
          <table:table-cell table:style-name="ce13" office:value="None" office:value-type="string">
            <text:p><text:span text:style-name="ce13">от 21.01.2003 № 7</text:span></text:p>
          </table:table-cell>
          <table:table-cell office:value="None" office:value-type="string"/>
        </table:table-row>
        <table:table-row table:style-name="1f9cd927468f003c56bd7bf27501f716">
          <table:table-cell office:value="None" office:value-type="string">
            <text:p>УТВЕРЖДАЮ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>
            <text:p>УТВЕРЖДАЮ</text:p>
          </table:table-cell>
          <table:table-cell office:value="None" office:value-type="string"/>
        </table:table-row>
        <table:table-row table:style-name="1b534f2b42c7cee7b84e53231474c86d">
          <table:table-cell office:value="None" office:value-type="string">
            <text:p>Руководитель организации-сдатчика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>
            <text:p>Руководитель организации-получателя</text:p>
          </table:table-cell>
          <table:table-cell office:value="None" office:value-type="string"/>
        </table:table-row>
        <table:table-row table:style-name="1417c9e074910f667da7eb7163126b18">
          <table:table-cell table:style-name="ce2" table:number-columns-spanned="23" office:value="None" office:value-type="string"/>
          <table:covered-table-cell table:number-columns-repeated="22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15" office:value="None" office:value-type="string"/>
          <table:covered-table-cell table:style-name="ce2" table:number-columns-repeated="14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1" office:value="None" office:value-type="string"/>
          <table:covered-table-cell table:style-name="ce2" table:number-columns-repeated="20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82" table:number-columns-spanned="23" office:value="None" office:value-type="string">
            <text:p><text:span text:style-name="ce82">Генеральный директор</text:span></text:p>
          </table:table-cell>
          <table:covered-table-cell table:style-name="ce2" table:number-columns-repeated="22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15" office:value="None" office:value-type="string"/>
          <table:covered-table-cell table:style-name="ce82" table:number-columns-repeated="14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1" office:value="None" office:value-type="string">
            <text:p><text:span text:style-name="ce2">Нежевец Г.Г.</text:span></text:p>
          </table:table-cell>
          <table:covered-table-cell table:style-name="ce2" table:number-columns-repeated="20"/>
          <table:table-cell office:value="None" office:value-type="string"/>
        </table:table-row>
        <table:table-row table:style-name="cb5bd78cc7c4aad6e89b6ef6b338f5d2">
          <table:table-cell table:style-name="ce3" table:number-columns-spanned="23" office:value="None" office:value-type="string">
            <text:p><text:span text:style-name="ce3">(должность)</text:span></text:p>
          </table:table-cell>
          <table:covered-table-cell table:number-columns-repeated="22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3" table:number-columns-spanned="15" office:value="None" office:value-type="string">
            <text:p><text:span text:style-name="ce3">(подпись)</text:span></text:p>
          </table:table-cell>
          <table:covered-table-cell table:style-name="ce46" table:number-columns-repeated="14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3" table:number-columns-spanned="21" office:value="None" office:value-type="string">
            <text:p><text:span text:style-name="ce3">(расшифровка подписи)</text:span></text:p>
          </table:table-cell>
          <table:covered-table-cell table:style-name="ce46" table:number-columns-repeated="20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3" table:number-columns-spanned="23" office:value="None" office:value-type="string">
            <text:p><text:span text:style-name="ce3">(должность)</text:span></text:p>
          </table:table-cell>
          <table:covered-table-cell table:style-name="ce46" table:number-columns-repeated="22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3" table:number-columns-spanned="15" office:value="None" office:value-type="string">
            <text:p><text:span text:style-name="ce3">(подпись)</text:span></text:p>
          </table:table-cell>
          <table:covered-table-cell table:style-name="ce46" table:number-columns-repeated="14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3" table:number-columns-spanned="21" office:value="None" office:value-type="string">
            <text:p><text:span text:style-name="ce3">(расшифровка подписи)</text:span></text:p>
          </table:table-cell>
          <table:covered-table-cell table:style-name="ce46" table:number-columns-repeated="20"/>
          <table:table-cell table:style-name="ce4" office:value="None" office:value-type="string"/>
        </table:table-row>
        <table:table-row table:style-name="f99527413e0ad7705f55ac618e7c581e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6" office:value="None" office:value-type="string">
            <text:p><text:span text:style-name="ce36">"</text:span></text:p>
          </table:table-cell>
          <table:table-cell table:style-name="ce38" table:number-columns-spanned="5" office:value="None" office:value-type="string"/>
          <table:covered-table-cell table:style-name="ce36" table:number-columns-repeated="4"/>
          <table:table-cell office:value="None" office:value-type="string">
            <text:p>"</text:p>
          </table:table-cell>
          <table:table-cell office:value="None" office:value-type="string"/>
          <table:table-cell table:style-name="ce2" table:number-columns-spanned="19" office:value="None" office:value-type="string"/>
          <table:covered-table-cell table:style-name="ce38" table:number-columns-repeated="18"/>
          <table:table-cell table:style-name="ce51" table:number-columns-spanned="4" office:value="20" office:value-type="float">
            <text:p><text:span text:style-name="ce51">20</text:span></text:p>
          </table:table-cell>
          <table:covered-table-cell table:style-name="ce2" table:number-columns-repeated="3"/>
          <table:table-cell table:style-name="ce38" table:number-columns-spanned="3" office:value="None" office:value-type="string"/>
          <table:covered-table-cell table:style-name="ce51" table:number-columns-repeated="2"/>
          <table:table-cell office:value="None" office:value-type="string">
            <text:p>г.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6" office:value="None" office:value-type="string"/>
          <table:table-cell table:style-name="ce50" table:number-columns-spanned="5" office:value="None" office:value-type="string"/>
          <table:covered-table-cell table:style-name="ce36" table:number-columns-repeated="4"/>
          <table:table-cell office:value="None" office:value-type="string"/>
          <table:table-cell office:value="None" office:value-type="string"/>
          <table:table-cell table:style-name="ce2" table:number-columns-spanned="19" office:value="None" office:value-type="string">
            <text:p><text:span text:style-name="ce2">31 июля 2015 г.</text:span></text:p>
          </table:table-cell>
          <table:covered-table-cell table:style-name="ce50" table:number-columns-repeated="18"/>
          <table:table-cell table:style-name="ce123" table:number-columns-spanned="4" office:value="None" office:value-type="string"/>
          <table:covered-table-cell table:style-name="ce2" table:number-columns-repeated="3"/>
          <table:table-cell table:style-name="ce50" table:number-columns-spanned="3" office:value="None" office:value-type="string"/>
          <table:covered-table-cell table:style-name="ce123" table:number-columns-repeated="2"/>
          <table:table-cell table:style-name="ce26" office:value="None" office:value-type="string"/>
          <table:table-cell office:value="None" office:value-type="string"/>
        </table:table-row>
        <table:table-row table:style-name="8a0a79f62c7b13a0873ef7ffcca5fa6d">
          <table:table-cell office:value="None" office:value-type="string">
            <text:p>М.П.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>
            <text:p>М.П.</text:p>
          </table:table-cell>
          <table:table-cell office:value="None" office:value-type="string"/>
        </table:table-row>
        <table:table-row table:style-name="a159b8bdae07685e8e325dfb05adfe89">
          <table:table-cell office:value="None" office:value-type="string"/>
          <table:covered-table-cell table:number-columns-repeated="144"/>
          <table:table-cell table:style-name="ce17" table:number-columns-spanned="16" office:value="None" office:value-type="string">
            <text:p><text:span text:style-name="ce17">Код</text:span></text:p>
          </table:table-cell>
          <table:covered-table-cell table:number-columns-repeated="15"/>
          <table:table-cell office:value="None" office:value-type="string"/>
        </table:table-row>
        <table:table-row table:style-name="41b98618554376d4315ddde1094193f1">
          <table:table-cell office:value="None" office:value-type="string"/>
          <table:covered-table-cell table:number-columns-repeated="123"/>
          <table:table-cell office:value="None" office:value-type="string">
            <text:p>Форма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>
            <text:p>по ОКУД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18" table:number-columns-spanned="16" office:value="None" office:value-type="string">
            <text:p><text:span text:style-name="ce18">0306001</text:span></text:p>
          </table:table-cell>
          <table:covered-table-cell table:number-columns-repeated="15"/>
          <table:table-cell office:value="None" office:value-type="string"/>
        </table:table-row>
        <table:table-row table:style-name="1c3e32d45494d117c4191a646598a382">
          <table:table-cell office:value="None" office:value-type="string">
            <text:p>Организация-получатель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108" office:value="None" office:value-type="string">
            <text:p><text:span text:style-name="ce2">Открытое Акционерное Общество "АЯН" ИНН 1901003094</text:span></text:p>
          </table:table-cell>
          <table:covered-table-cell table:number-columns-repeated="107"/>
          <table:table-cell office:value="None" office:value-type="string"/>
          <table:table-cell office:value="None" office:value-type="string"/>
          <table:table-cell office:value="None" office:value-type="string">
            <text:p>по ОКПО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18" table:number-columns-spanned="16" office:value="None" office:value-type="string">
            <text:p><text:span text:style-name="ce18">05229807</text:span></text:p>
          </table:table-cell>
          <table:covered-table-cell table:style-name="ce2" table:number-columns-repeated="15"/>
          <table:table-cell office:value="None" office:value-type="string"/>
        </table:table-row>
        <table:table-row table:style-name="ee7a082028689238c36a8ef3acc4f907"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" office:value="None" office:value-type="string"/>
          <table:table-cell table:style-name="ce47" office:value="None" office:value-type="string"/>
          <table:table-cell table:style-name="ce66" office:value="None" office:value-type="string">
            <text:p><text:span text:style-name="ce66">(наименование)</text:span></text:p>
          </table:table-cell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7" office:value="None" office:value-type="string"/>
          <table:table-cell table:style-name="ce4" office:value="None" office:value-type="string"/>
        </table:table-row>
        <table:table-row table:style-name="0761dbbe52e06f4105668bd9ded41149">
          <table:table-cell table:style-name="ce5" table:number-columns-spanned="132" office:value="None" office:value-type="string">
            <text:p><text:span text:style-name="ce5">Россия РХ 655004 г.Абакан ул.Советская 207 тел. 28-50-07 т.28-52-87,факс</text:span></text:p>
          </table:table-cell>
          <table:covered-table-cell table:number-columns-repeated="131"/>
          <table:table-cell office:value="None" office:value-type="string"/>
        </table:table-row>
        <table:table-row table:style-name="d2b9f468e9df72f97232a648e6406cff">
          <table:table-cell table:style-name="ce3" table:number-columns-spanned="132" office:value="None" office:value-type="string">
            <text:p><text:span text:style-name="ce3">(адрес, телефон, факс)</text:span></text:p>
          </table:table-cell>
          <table:covered-table-cell table:number-columns-repeated="131"/>
          <table:table-cell table:style-name="ce4" office:value="None" office:value-type="string"/>
        </table:table-row>
        <table:table-row table:style-name="0c1a0e8767310bd73231f720323522c1">
          <table:table-cell table:style-name="ce5" table:number-columns-spanned="132" office:value="None" office:value-type="string">
            <text:p><text:span text:style-name="ce5">ОТДЕЛЕНИЕ ОСБ N8602 СБЕРБАНКА РОССИИ БИК 049514608 р/сч. 40702810471020000310 корр.сч. 30101810500000000608</text:span></text:p>
          </table:table-cell>
          <table:covered-table-cell table:number-columns-repeated="131"/>
          <table:table-cell office:value="None" office:value-type="string"/>
        </table:table-row>
        <table:table-row table:style-name="a3b130359a7eb71794be8dd331e1ad09">
          <table:table-cell table:style-name="ce3" table:number-columns-spanned="132" office:value="None" office:value-type="string">
            <text:p><text:span text:style-name="ce3">(банковские реквизиты)</text:span></text:p>
          </table:table-cell>
          <table:covered-table-cell table:number-columns-repeated="131"/>
          <table:table-cell table:style-name="ce4" office:value="None" office:value-type="string"/>
        </table:table-row>
        <table:table-row table:style-name="b5ec9420e8b5dc54f4b800f9b9f2bae9">
          <table:table-cell table:style-name="ce5" table:number-columns-spanned="132" office:value="None" office:value-type="string">
            <text:p><text:span text:style-name="ce5">бродильно лагерн. отд.</text:span></text:p>
          </table:table-cell>
          <table:covered-table-cell table:number-columns-repeated="131"/>
          <table:table-cell table:style-name="ce124" office:value="None" office:value-type="string"/>
          <table:table-cell table:style-name="ce124" office:value="None" office:value-type="string"/>
          <table:table-cell table:style-name="ce124" office:value="None" office:value-type="string"/>
          <table:table-cell table:style-name="ce124" office:value="None" office:value-type="string"/>
          <table:table-cell table:style-name="ce124" office:value="None" office:value-type="string"/>
          <table:table-cell table:style-name="ce124" office:value="None" office:value-type="string"/>
          <table:table-cell table:style-name="ce124" office:value="None" office:value-type="string"/>
          <table:table-cell table:style-name="ce124" office:value="None" office:value-type="string"/>
          <table:table-cell table:style-name="ce124" office:value="None" office:value-type="string"/>
          <table:table-cell table:style-name="ce124" office:value="None" office:value-type="string"/>
          <table:table-cell table:style-name="ce124" office:value="None" office:value-type="string"/>
          <table:table-cell table:style-name="ce124" office:value="None" office:value-type="string"/>
          <table:table-cell table:style-name="ce134" office:value="None" office:value-type="string"/>
          <table:table-cell table:style-name="ce18" table:number-columns-spanned="16" office:value="None" office:value-type="string"/>
          <table:covered-table-cell table:style-name="ce134" table:number-columns-repeated="15"/>
          <table:table-cell office:value="None" office:value-type="string"/>
        </table:table-row>
        <table:table-row table:style-name="fb8dd7bf752abac7aa6a254264b8a122">
          <table:table-cell table:style-name="ce6" table:number-columns-spanned="132" office:value="None" office:value-type="string">
            <text:p><text:span text:style-name="ce6">(наименование структурного подразделения)</text:span></text:p>
          </table:table-cell>
          <table:covered-table-cell table:number-columns-repeated="131"/>
          <table:table-cell table:style-name="ce8" office:value="None" office:value-type="string"/>
          <table:table-cell table:style-name="ce8" office:value="None" office:value-type="string"/>
          <table:table-cell office:value="None" office:value-type="string">
            <text:p>по ОКПО</text:p>
          </table:table-cell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18" table:number-columns-spanned="16" office:value="None" office:value-type="string"/>
          <table:covered-table-cell table:style-name="ce8" table:number-columns-repeated="15"/>
          <table:table-cell table:style-name="ce8" office:value="None" office:value-type="string"/>
        </table:table-row>
        <table:table-row table:style-name="f4ff8e86a87821e200e8db0ced6d64f2">
          <table:table-cell office:value="None" office:value-type="string">
            <text:p>Организация-сдатчик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111" office:value="None" office:value-type="string"/>
          <table:covered-table-cell table:number-columns-repeated="110"/>
          <table:table-cell office:value="None" office:value-type="string"/>
        </table:table-row>
        <table:table-row table:style-name="f82564d9b2022267839774c54dd0213e"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66" office:value="None" office:value-type="string">
            <text:p><text:span text:style-name="ce66">(наименование)</text:span></text:p>
          </table:table-cell>
          <table:table-cell table:style-name="ce4" office:value="None" office:value-type="string"/>
        </table:table-row>
        <table:table-row table:style-name="6c3b5ca68e2d3b803307841b6d973089">
          <table:table-cell table:style-name="ce5" table:number-columns-spanned="132" office:value="None" office:value-type="string"/>
          <table:covered-table-cell table:number-columns-repeated="131"/>
          <table:table-cell office:value="None" office:value-type="string"/>
        </table:table-row>
        <table:table-row table:style-name="4eaf1988d4cb49f2ef03ed38ea56c5cf">
          <table:table-cell table:style-name="ce3" table:number-columns-spanned="132" office:value="None" office:value-type="string">
            <text:p><text:span text:style-name="ce3">(адрес, телефон, факс)</text:span></text:p>
          </table:table-cell>
          <table:covered-table-cell table:number-columns-repeated="131"/>
          <table:table-cell table:style-name="ce8" office:value="None" office:value-type="string"/>
        </table:table-row>
        <table:table-row table:style-name="6b5b1478878b96f5d9b3bfc26f5f8519">
          <table:table-cell table:style-name="ce5" table:number-columns-spanned="132" office:value="None" office:value-type="string"/>
          <table:covered-table-cell table:number-columns-repeated="131"/>
          <table:table-cell office:value="None" office:value-type="string"/>
        </table:table-row>
        <table:table-row table:style-name="3642bcb910c2690983fce952067e81d0">
          <table:table-cell table:style-name="ce3" table:number-columns-spanned="132" office:value="None" office:value-type="string">
            <text:p><text:span text:style-name="ce3">(банковские реквизиты)</text:span></text:p>
          </table:table-cell>
          <table:covered-table-cell table:number-columns-repeated="131"/>
          <table:table-cell table:style-name="ce8" office:value="None" office:value-type="string"/>
        </table:table-row>
        <table:table-row table:style-name="6c3f4348b71cb853177f69506e539d0e">
          <table:table-cell table:style-name="ce5" table:number-columns-spanned="132" office:value="None" office:value-type="string"/>
          <table:covered-table-cell table:number-columns-repeated="131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18" table:number-columns-spanned="16" office:value="None" office:value-type="string"/>
          <table:covered-table-cell table:style-name="ce5" table:number-columns-repeated="15"/>
          <table:table-cell office:value="None" office:value-type="string"/>
        </table:table-row>
        <table:table-row table:style-name="e391de437fd0e370da66e0e36d623162">
          <table:table-cell table:style-name="ce7" table:number-columns-spanned="132" office:value="None" office:value-type="string">
            <text:p><text:span text:style-name="ce7">(наименование структурного подразделения)</text:span></text:p>
          </table:table-cell>
          <table:covered-table-cell table:number-columns-repeated="131"/>
          <table:table-cell table:number-rows-spanned="2" table:style-name="ce125" table:number-columns-spanned="13" office:value="None" office:value-type="string">
            <text:p><text:span text:style-name="ce125">номер </text:span></text:p>
          </table:table-cell>
          <table:covered-table-cell table:style-name="ce7" table:number-columns-repeated="12"/>
          <table:table-cell table:number-rows-spanned="2" table:style-name="ce18" table:number-columns-spanned="16" office:value="None" office:value-type="string"/>
          <table:covered-table-cell table:style-name="ce125" table:number-columns-repeated="15"/>
          <table:table-cell table:style-name="ce8" office:value="None" office:value-type="string"/>
        </table:table-row>
        <table:table-row table:style-name="acbf5a7c7ac2821c045e8fa32a4995a7">
          <table:table-cell office:value="None" office:value-type="string">
            <text:p>Основание для составления акта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9" table:number-columns-spanned="101" office:value="None" office:value-type="string"/>
          <table:covered-table-cell table:number-columns-repeated="100"/>
          <table:covered-table-cell table:style-name="ce9" table:number-columns-repeated="29"/>
          <table:table-cell office:value="None" office:value-type="string"/>
        </table:table-row>
        <table:table-row table:style-name="07480cab309e990830dd73c7a0da0a36"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56" office:value="None" office:value-type="string">
            <text:p><text:span text:style-name="ce56">(приказ, распоряжение, договор (с указанием его вида, основных обязательств))</text:span></text:p>
          </table:table-cell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number-rows-spanned="2" table:style-name="ce125" table:number-columns-spanned="13" office:value="None" office:value-type="string">
            <text:p><text:span text:style-name="ce125">дата </text:span></text:p>
          </table:table-cell>
          <table:covered-table-cell table:style-name="ce24" table:number-columns-repeated="12"/>
          <table:table-cell table:number-rows-spanned="2" table:style-name="ce18" table:number-columns-spanned="16" office:value="None" office:value-type="string"/>
          <table:covered-table-cell table:style-name="ce125" table:number-columns-repeated="15"/>
          <table:table-cell table:style-name="ce8" office:value="None" office:value-type="string"/>
        </table:table-row>
        <table:table-row table:style-name="64d927d3d83968457360ed7a6c7c285d">
          <table:table-cell table:style-name="ce9" table:number-columns-spanned="132" office:value="None" office:value-type="string"/>
          <table:covered-table-cell table:number-columns-repeated="131"/>
          <table:covered-table-cell table:style-name="ce9" table:number-columns-repeated="29"/>
          <table:table-cell office:value="None" office:value-type="string"/>
        </table:table-row>
        <table:table-row table:style-name="6905a862c04e7f89ea1e07539627d895">
          <table:table-cell table:style-name="ce10" table:number-columns-spanned="92" office:value="None" office:value-type="string"/>
          <table:covered-table-cell table:number-columns-repeated="91"/>
          <table:table-cell table:number-rows-spanned="2" table:style-name="ce17" table:number-columns-spanned="14" office:value="None" office:value-type="string">
            <text:p><text:span text:style-name="ce17">Дата</text:span></text:p>
          </table:table-cell>
          <table:covered-table-cell table:style-name="ce10" table:number-columns-repeated="13"/>
          <table:table-cell table:style-name="ce88" table:number-columns-spanned="39" office:value="None" office:value-type="string">
            <text:p><text:span text:style-name="ce88">принятия к бухгалтерскому учету </text:span></text:p>
          </table:table-cell>
          <table:covered-table-cell table:style-name="ce17" table:number-columns-repeated="38"/>
          <table:table-cell table:style-name="ce18" table:number-columns-spanned="16" office:value="None" office:value-type="string">
            <text:p><text:span text:style-name="ce18">31/07/2015</text:span></text:p>
          </table:table-cell>
          <table:covered-table-cell table:style-name="ce88" table:number-columns-repeated="15"/>
          <table:table-cell office:value="None" office:value-type="string"/>
        </table:table-row>
        <table:table-row table:style-name="42196dfb61816a38fb7821233709918f">
          <table:table-cell table:style-name="ce10" table:number-columns-spanned="92" office:value="None" office:value-type="string"/>
          <table:covered-table-cell table:number-columns-repeated="91"/>
          <table:covered-table-cell table:style-name="ce10" table:number-columns-repeated="14"/>
          <table:table-cell table:style-name="ce88" table:number-columns-spanned="39" office:value="None" office:value-type="string">
            <text:p><text:span text:style-name="ce88">списания с бухгалтерского учета </text:span></text:p>
          </table:table-cell>
          <table:covered-table-cell table:style-name="ce10" table:number-columns-repeated="38"/>
          <table:table-cell table:style-name="ce18" table:number-columns-spanned="16" office:value="None" office:value-type="string"/>
          <table:covered-table-cell table:style-name="ce88" table:number-columns-repeated="15"/>
          <table:table-cell office:value="None" office:value-type="string"/>
        </table:table-row>
        <table:table-row table:style-name="aaa7a04351e407bfcdb9fd4ea56d656e">
          <table:table-cell office:value="None" office:value-type="string"/>
          <table:covered-table-cell table:number-columns-repeated="105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133" office:value="None" office:value-type="string">
            <text:p><text:span text:style-name="ce133">Счет, субсчет, код аналитического учета</text:span></text:p>
          </table:table-cell>
          <table:table-cell table:style-name="ce89" office:value="None" office:value-type="string"/>
          <table:table-cell table:style-name="ce18" table:number-columns-spanned="16" office:value="None" office:value-type="string">
            <text:p><text:span text:style-name="ce18">1-04</text:span></text:p>
          </table:table-cell>
          <table:covered-table-cell table:style-name="ce89" table:number-columns-repeated="15"/>
          <table:table-cell office:value="None" office:value-type="string"/>
        </table:table-row>
        <table:table-row table:style-name="c63933443fe27327971ec65335ddb6b5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number-rows-spanned="2" table:style-name="ce60" table:number-columns-spanned="11" office:value="None" office:value-type="string">
            <text:p><text:span text:style-name="ce60">АКТ</text:span></text:p>
          </table:table-cell>
          <table:covered-table-cell table:number-columns-repeated="10"/>
          <table:table-cell office:value="None" office:value-type="string"/>
          <table:table-cell table:style-name="ce17" table:number-columns-spanned="19" office:value="None" office:value-type="string">
            <text:p><text:span text:style-name="ce17">Номер документа</text:span></text:p>
          </table:table-cell>
          <table:covered-table-cell table:style-name="ce60" table:number-columns-repeated="18"/>
          <table:table-cell table:style-name="ce17" table:number-columns-spanned="19" office:value="None" office:value-type="string">
            <text:p><text:span text:style-name="ce17">Дата составления</text:span></text:p>
          </table:table-cell>
          <table:covered-table-cell table:style-name="ce17" table:number-columns-repeated="18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89" office:value="None" office:value-type="string"/>
          <table:table-cell table:style-name="ce133" office:value="None" office:value-type="string">
            <text:p><text:span text:style-name="ce133">по ОКОФ</text:span></text:p>
          </table:table-cell>
          <table:table-cell table:style-name="ce89" office:value="None" office:value-type="string"/>
          <table:table-cell table:style-name="ce18" table:number-columns-spanned="16" office:value="1633110605" office:value-type="float">
            <text:p><text:span text:style-name="ce18">1633110605</text:span></text:p>
          </table:table-cell>
          <table:covered-table-cell table:style-name="ce89" table:number-columns-repeated="15"/>
          <table:table-cell office:value="None" office:value-type="string"/>
        </table:table-row>
        <table:table-row table:style-name="75574ba94768784609982c511f2347d1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covered-table-cell table:number-columns-repeated="11"/>
          <table:table-cell office:value="None" office:value-type="string"/>
          <table:table-cell table:style-name="ce67" table:number-columns-spanned="19" office:value="610" office:value-type="float">
            <text:p><text:span text:style-name="ce67">610</text:span></text:p>
          </table:table-cell>
          <table:covered-table-cell table:number-columns-repeated="18"/>
          <table:table-cell table:style-name="ce67" table:number-columns-spanned="19" office:value="None" office:value-type="string">
            <text:p><text:span text:style-name="ce67">31/07/2015</text:span></text:p>
          </table:table-cell>
          <table:covered-table-cell table:style-name="ce67" table:number-columns-repeated="18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number-rows-spanned="3" table:style-name="ce90" table:number-columns-spanned="10" office:value="None" office:value-type="string">
            <text:p><text:span text:style-name="ce90">Номер</text:span></text:p>
          </table:table-cell>
          <table:covered-table-cell table:style-name="ce67" table:number-columns-repeated="9"/>
          <table:table-cell table:style-name="ce88" table:number-columns-spanned="29" office:value="None" office:value-type="string">
            <text:p><text:span text:style-name="ce88">амортизационной группы </text:span></text:p>
          </table:table-cell>
          <table:covered-table-cell table:style-name="ce90" table:number-columns-repeated="28"/>
          <table:table-cell table:style-name="ce18" table:number-columns-spanned="16" office:value="None" office:value-type="string">
            <text:p><text:span text:style-name="ce18">ГР 04</text:span></text:p>
          </table:table-cell>
          <table:covered-table-cell table:style-name="ce88" table:number-columns-repeated="15"/>
          <table:table-cell office:value="None" office:value-type="string"/>
        </table:table-row>
        <table:table-row table:style-name="27da1101c3c17f2be9ae8889c97fcb35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number-rows-spanned="3" table:style-name="ce48" table:number-columns-spanned="61" office:value="None" office:value-type="string">
            <text:p><text:span text:style-name="ce48">о приеме-передаче объекта основных средств</text:span></text:p>
            <text:p><text:span text:style-name="ce48">(кроме зданий, сооружений)</text:span></text:p>
          </table:table-cell>
          <table:covered-table-cell table:number-columns-repeated="60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covered-table-cell table:style-name="ce49" table:number-columns-repeated="10"/>
          <table:table-cell table:style-name="ce88" table:number-columns-spanned="29" office:value="None" office:value-type="string">
            <text:p><text:span text:style-name="ce88">инвентарный </text:span></text:p>
          </table:table-cell>
          <table:covered-table-cell table:style-name="ce49" table:number-columns-repeated="28"/>
          <table:table-cell table:style-name="ce18" table:number-columns-spanned="16" office:value="10878" office:value-type="float">
            <text:p><text:span text:style-name="ce18">10878</text:span></text:p>
          </table:table-cell>
          <table:covered-table-cell table:style-name="ce88" table:number-columns-repeated="15"/>
          <table:table-cell office:value="None" office:value-type="string"/>
        </table:table-row>
        <table:table-row table:style-name="b47ca2b4895a71e61d39acb8239cb522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covered-table-cell table:number-columns-repeated="61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covered-table-cell table:style-name="ce49" table:number-columns-repeated="10"/>
          <table:table-cell table:style-name="ce88" table:number-columns-spanned="29" office:value="None" office:value-type="string">
            <text:p><text:span text:style-name="ce88">заводской </text:span></text:p>
          </table:table-cell>
          <table:covered-table-cell table:style-name="ce49" table:number-columns-repeated="28"/>
          <table:table-cell table:style-name="ce18" table:number-columns-spanned="16" office:value="None" office:value-type="string"/>
          <table:covered-table-cell table:style-name="ce88" table:number-columns-repeated="15"/>
          <table:table-cell office:value="None" office:value-type="string"/>
        </table:table-row>
        <table:table-row table:style-name="8f765ee6fb177822ec9d1237e8d46a13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covered-table-cell table:number-columns-repeated="61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table:style-name="ce49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105" office:value="None" office:value-type="string"/>
          <table:table-cell table:style-name="ce108" table:number-columns-spanned="18" office:value="None" office:value-type="string">
            <text:p><text:span text:style-name="ce108">Государственная </text:span></text:p>
          </table:table-cell>
          <table:covered-table-cell table:style-name="ce105" table:number-columns-repeated="17"/>
          <table:table-cell table:style-name="ce88" table:number-columns-spanned="10" office:value="None" office:value-type="string">
            <text:p><text:span text:style-name="ce88">номер </text:span></text:p>
          </table:table-cell>
          <table:covered-table-cell table:style-name="ce108" table:number-columns-repeated="9"/>
          <table:table-cell table:style-name="ce18" table:number-columns-spanned="16" office:value="None" office:value-type="string"/>
          <table:covered-table-cell table:style-name="ce88" table:number-columns-repeated="15"/>
          <table:table-cell office:value="None" office:value-type="string"/>
        </table:table-row>
        <table:table-row table:style-name="8ec95184cf38201bc18eb0ae09b3a62d">
          <table:table-cell office:value="None" office:value-type="string"/>
          <table:covered-table-cell table:number-columns-repeated="115"/>
          <table:table-cell table:style-name="ce106" office:value="None" office:value-type="string"/>
          <table:table-cell table:style-name="ce109" table:number-columns-spanned="18" office:value="None" office:value-type="string">
            <text:p><text:span text:style-name="ce109">регистрация прав </text:span></text:p>
          </table:table-cell>
          <table:covered-table-cell table:style-name="ce106" table:number-columns-repeated="17"/>
          <table:table-cell table:number-rows-spanned="2" table:style-name="ce128" table:number-columns-spanned="10" office:value="None" office:value-type="string">
            <text:p><text:span text:style-name="ce128">дата </text:span></text:p>
          </table:table-cell>
          <table:covered-table-cell table:style-name="ce109" table:number-columns-repeated="9"/>
          <table:table-cell table:number-rows-spanned="2" table:style-name="ce143" table:number-columns-spanned="16" office:value="None" office:value-type="string"/>
          <table:covered-table-cell table:style-name="ce128" table:number-columns-repeated="15"/>
          <table:table-cell office:value="None" office:value-type="string"/>
        </table:table-row>
        <table:table-row table:style-name="2f04fac5b33f781ca48320d661d645d4">
          <table:table-cell office:value="None" office:value-type="string">
            <text:p>Объект основных средств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9" table:number-columns-spanned="91" office:value="None" office:value-type="string">
            <text:p><text:span text:style-name="ce9">ТУМБА ЛАБОРАТОРНАЯ 600*610*900ММ НЕРЖ СТАЛЬ</text:span></text:p>
          </table:table-cell>
          <table:covered-table-cell table:style-name="ce21" table:number-columns-repeated="90"/>
          <table:table-cell table:style-name="ce107" office:value="None" office:value-type="string"/>
          <table:table-cell table:style-name="ce110" table:number-columns-spanned="18" office:value="None" office:value-type="string">
            <text:p><text:span text:style-name="ce110">на недвижимость</text:span></text:p>
          </table:table-cell>
          <table:covered-table-cell table:style-name="ce107" table:number-columns-repeated="17"/>
          <table:covered-table-cell table:style-name="ce110" table:number-columns-repeated="26"/>
          <table:table-cell office:value="None" office:value-type="string"/>
        </table:table-row>
        <table:table-row table:style-name="3a091f0a267f062f840979a2e30bbade"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41" office:value="None" office:value-type="string"/>
          <table:table-cell table:style-name="ce3" table:number-columns-spanned="91" office:value="None" office:value-type="string">
            <text:p><text:span text:style-name="ce3">(наименование, назначение, модель, марка)</text:span></text:p>
          </table:table-cell>
          <table:covered-table-cell table:style-name="ce41" table:number-columns-repeated="90"/>
          <table:table-cell table:style-name="ce8" office:value="None" office:value-type="string"/>
        </table:table-row>
        <table:table-row table:style-name="4ec72d54e5f221c5b8d2014297d3606a">
          <table:table-cell table:style-name="ce5" table:number-columns-spanned="161" office:value="None" office:value-type="string"/>
          <table:covered-table-cell table:number-columns-repeated="160"/>
          <table:table-cell office:value="None" office:value-type="string"/>
        </table:table-row>
        <table:table-row table:style-name="c0523b65ce7f3f8008d9e7fc0b788dff">
          <table:table-cell office:value="None" office:value-type="string">
            <text:p>Место нахождения объекта в момент приема-передачи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s30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2" table:number-columns-spanned="109" office:value="None" office:value-type="string"/>
          <table:covered-table-cell table:style-name="s30" table:number-columns-repeated="108"/>
          <table:table-cell office:value="None" office:value-type="string"/>
        </table:table-row>
        <table:table-row table:style-name="2671d2e457457435092e6f8641b498ff">
          <table:table-cell table:style-name="ce5" table:number-columns-spanned="161" office:value="None" office:value-type="string"/>
          <table:covered-table-cell table:number-columns-repeated="160"/>
          <table:table-cell office:value="None" office:value-type="string"/>
        </table:table-row>
        <table:table-row table:style-name="f8e8cae06fa5f6ef82a44a359bfe7ed2">
          <table:table-cell office:value="None" office:value-type="string">
            <text:p>Организация-изготовитель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2" table:number-columns-spanned="135" office:value="None" office:value-type="string"/>
          <table:covered-table-cell table:number-columns-repeated="134"/>
          <table:table-cell office:value="None" office:value-type="string"/>
        </table:table-row>
        <table:table-row table:style-name="888e7541a3c92becaa7922a6c4e12001"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3" table:number-columns-spanned="135" office:value="None" office:value-type="string">
            <text:p><text:span text:style-name="ce3">(наименование)</text:span></text:p>
          </table:table-cell>
          <table:covered-table-cell table:style-name="ce8" table:number-columns-repeated="134"/>
          <table:table-cell table:style-name="ce8" office:value="None" office:value-type="string"/>
        </table:table-row>
        <table:table-row table:style-name="767a91539ee7315d9126f12cde924361">
          <table:table-cell table:style-name="ce5" table:number-columns-spanned="145" office:value="None" office:value-type="string"/>
          <table:covered-table-cell table:number-columns-repeated="144"/>
          <table:table-cell office:value="None" office:value-type="string"/>
        </table:table-row>
        <table:table-row table:style-name="80a2ddc8a45f764be3c4b52dd51fde4d">
          <table:table-cell office:value="None" office:value-type="string">
            <text:p>Справочно: 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>
            <text:p>1. Участники долевой собственности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3" table:number-columns-spanned="78" office:value="None" office:value-type="string"/>
          <table:covered-table-cell table:number-columns-repeated="77"/>
          <table:table-cell table:number-rows-spanned="2" table:style-name="ce119" table:number-columns-spanned="21" office:value="None" office:value-type="string">
            <text:p><text:span text:style-name="ce119">Доля в праве общей собственности, %</text:span></text:p>
          </table:table-cell>
          <table:covered-table-cell table:style-name="ce43" table:number-columns-repeated="20"/>
          <table:table-cell table:style-name="ce18" table:number-columns-spanned="16" office:value="None" office:value-type="string"/>
          <table:covered-table-cell table:style-name="ce119" table:number-columns-repeated="15"/>
          <table:table-cell office:value="None" office:value-type="string"/>
        </table:table-row>
        <table:table-row table:style-name="3c8e85cbfee9e7fb867f2e9c6fb8d2a2"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53" table:number-columns-spanned="87" office:value="None" office:value-type="string"/>
          <table:covered-table-cell table:style-name="ce11" table:number-columns-repeated="86"/>
          <table:covered-table-cell table:style-name="ce53" table:number-columns-repeated="21"/>
          <table:table-cell table:style-name="ce145" table:number-columns-spanned="16" office:value="None" office:value-type="string"/>
          <table:covered-table-cell table:style-name="ce53" table:number-columns-repeated="15"/>
          <table:table-cell office:value="None" office:value-type="string"/>
        </table:table-row>
        <table:table-row table:style-name="1407db83d7f0cb8b154a6309143c36ca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>
            <text:p>2. Иностранная валюта *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2" table:number-columns-spanned="28" office:value="None" office:value-type="string"/>
          <table:covered-table-cell table:number-columns-repeated="27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2" table:number-columns-spanned="16" office:value="None" office:value-type="string"/>
          <table:covered-table-cell table:style-name="ce32" table:number-columns-repeated="15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3" table:number-columns-spanned="20" office:value="None" office:value-type="string"/>
          <table:covered-table-cell table:style-name="ce32" table:number-columns-repeated="19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2" table:number-columns-spanned="24" office:value="None" office:value-type="string"/>
          <table:covered-table-cell table:style-name="ce33" table:number-columns-repeated="23"/>
          <table:table-cell office:value="None" office:value-type="string"/>
        </table:table-row>
        <table:table-row table:style-name="7bdbb7f52c85c4c92d0f9f4f6d0a948d"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3" table:number-columns-spanned="28" office:value="None" office:value-type="string">
            <text:p><text:span text:style-name="ce3">(наименование)</text:span></text:p>
          </table:table-cell>
          <table:covered-table-cell table:style-name="ce8" table:number-columns-repeated="27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3" table:number-columns-spanned="16" office:value="None" office:value-type="string">
            <text:p><text:span text:style-name="ce3">(курс)</text:span></text:p>
          </table:table-cell>
          <table:covered-table-cell table:style-name="ce46" table:number-columns-repeated="15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3" table:number-columns-spanned="20" office:value="None" office:value-type="string">
            <text:p><text:span text:style-name="ce3">(на дату)</text:span></text:p>
          </table:table-cell>
          <table:covered-table-cell table:style-name="ce46" table:number-columns-repeated="19"/>
          <table:table-cell table:style-name="ce46" office:value="None" office:value-type="string"/>
          <table:table-cell table:style-name="ce46" office:value="None" office:value-type="string"/>
          <table:table-cell table:style-name="ce46" office:value="None" office:value-type="string"/>
          <table:table-cell table:style-name="ce3" table:number-columns-spanned="24" office:value="None" office:value-type="string">
            <text:p><text:span text:style-name="ce3">(сумма)</text:span></text:p>
          </table:table-cell>
          <table:covered-table-cell table:style-name="ce46" table:number-columns-repeated="23"/>
          <table:table-cell table:style-name="ce8" office:value="None" office:value-type="string"/>
        </table:table-row>
        <table:table-row table:style-name="c8e82bf70aca671c8900999f7ae6ebd8">
          <table:table-cell table:style-name="ce12" office:value="None" office:value-type="string">
            <text:p><text:span text:style-name="ce12">* Заполняется в случае, когда стоимость объекта основных средств при приобретении была выражена в иностранной валюте.</text:span></text:p>
          </table:table-cell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office:value="None" office:value-type="string"/>
        </table:table-row>
        <table:table-row table:style-name="2bfeb16cf3242c6d69563b7e49a8ec21">
          <table:table-cell table:style-name="ce13" office:value="None" office:value-type="string"/>
          <table:covered-table-cell table:style-name="ce13" table:number-columns-repeated="159"/>
          <table:table-cell table:style-name="ce156" office:value="None" office:value-type="string">
            <text:p><text:span text:style-name="ce156">2-я страница формы № ОС-1</text:span></text:p>
          </table:table-cell>
          <table:table-cell table:style-name="ce13" office:value="None" office:value-type="string"/>
        </table:table-row>
        <table:table-row table:style-name="78dd909cb344826aa9d1c4de10ab7b52">
          <table:table-cell table:style-name="ce13" office:value="None" office:value-type="string"/>
          <table:covered-table-cell table:style-name="ce13" table:number-columns-repeated="159"/>
          <table:table-cell table:style-name="ce156" office:value="None" office:value-type="string"/>
          <table:table-cell table:style-name="ce13" office:value="None" office:value-type="string"/>
        </table:table-row>
        <table:table-row table:style-name="68ee097d110da1782620b94bba4fa51c">
          <table:table-cell table:style-name="ce14" office:value="None" office:value-type="string">
            <text:p><text:span text:style-name="ce14">1. Сведения о состоянии объекта основных средств на дату передачи</text:span></text:p>
          </table:table-cell>
          <table:table-cell office:value="None" office:value-type="string"/>
          <table:covered-table-cell table:style-name="ce14" table:number-columns-repeated="105"/>
          <table:table-cell table:style-name="ce14" office:value="None" office:value-type="string">
            <text:p><text:span text:style-name="ce14">2. Сведения об объекте основных средств на дату </text:span></text:p>
          </table:table-cell>
          <table:table-cell office:value="None" office:value-type="string"/>
        </table:table-row>
        <table:table-row table:style-name="9e1dd9b413235dbbb6b859f42ad3da49">
          <table:table-cell office:value="None" office:value-type="string"/>
          <table:covered-table-cell table:number-columns-repeated="106"/>
          <table:table-cell table:style-name="ce14" office:value="None" office:value-type="string">
            <text:p><text:span text:style-name="ce14">принятия к бухгалтерскому учету</text:span></text:p>
          </table:table-cell>
          <table:table-cell office:value="None" office:value-type="string"/>
        </table:table-row>
        <table:table-row table:style-name="8f78d3f2d02ae9cbd38689a227911dc7">
          <table:table-cell table:style-name="ce15" table:number-columns-spanned="36" office:value="None" office:value-type="string">
            <text:p><text:span text:style-name="ce15">Дата</text:span></text:p>
          </table:table-cell>
          <table:covered-table-cell table:number-columns-repeated="35"/>
          <table:table-cell table:number-rows-spanned="2" table:style-name="ce16" table:number-columns-spanned="14" office:value="None" office:value-type="string">
            <text:p><text:span text:style-name="ce16">Фактический срок эксплуатации (лет, месяцев)</text:span></text:p>
          </table:table-cell>
          <table:covered-table-cell table:style-name="ce15" table:number-columns-repeated="13"/>
          <table:table-cell table:number-rows-spanned="2" table:style-name="ce16" table:number-columns-spanned="16" office:value="None" office:value-type="string">
            <text:p><text:span text:style-name="ce16">Срок полезного использования</text:span></text:p>
          </table:table-cell>
          <table:covered-table-cell table:style-name="ce16" table:number-columns-repeated="15"/>
          <table:table-cell table:number-rows-spanned="2" table:style-name="ce16" table:number-columns-spanned="14" office:value="None" office:value-type="string">
            <text:p><text:span text:style-name="ce16">Сумма начисленной амортизации (износа),</text:span></text:p>
            <text:p><text:span text:style-name="ce16">руб.</text:span></text:p>
          </table:table-cell>
          <table:covered-table-cell table:style-name="ce16" table:number-columns-repeated="13"/>
          <table:table-cell table:number-rows-spanned="2" table:style-name="ce16" table:number-columns-spanned="13" office:value="None" office:value-type="string">
            <text:p><text:span text:style-name="ce16">Остаточная стоимость,</text:span></text:p>
            <text:p><text:span text:style-name="ce16">руб.</text:span></text:p>
          </table:table-cell>
          <table:covered-table-cell table:style-name="ce16" table:number-columns-repeated="12"/>
          <table:table-cell table:number-rows-spanned="2" table:style-name="ce79" table:number-columns-spanned="14" office:value="None" office:value-type="string">
            <text:p><text:span text:style-name="ce79">Стоимость приобретения (договорная стоимость),</text:span></text:p>
            <text:p><text:span text:style-name="ce79">руб.</text:span></text:p>
          </table:table-cell>
          <table:covered-table-cell table:style-name="ce16" table:number-columns-repeated="13"/>
          <table:table-cell table:number-rows-spanned="2" table:style-name="ce42" table:number-columns-spanned="16" office:value="None" office:value-type="string">
            <text:p><text:span text:style-name="ce42">Первоначальная стоимость на дату принятия к бухгалтерскому учету,</text:span></text:p>
            <text:p><text:span text:style-name="ce42">руб.</text:span></text:p>
          </table:table-cell>
          <table:covered-table-cell table:style-name="ce79" table:number-columns-repeated="15"/>
          <table:table-cell table:number-rows-spanned="2" table:style-name="ce42" table:number-columns-spanned="15" office:value="None" office:value-type="string">
            <text:p><text:span text:style-name="ce42">Срок</text:span></text:p>
            <text:p><text:span text:style-name="ce42">полезного использования</text:span></text:p>
          </table:table-cell>
          <table:covered-table-cell table:style-name="ce42" table:number-columns-repeated="14"/>
          <table:table-cell table:style-name="ce16" table:number-columns-spanned="23" office:value="None" office:value-type="string">
            <text:p><text:span text:style-name="ce16">Способ начисления амортизации</text:span></text:p>
          </table:table-cell>
          <table:covered-table-cell table:style-name="ce42" table:number-columns-repeated="22"/>
          <table:table-cell office:value="None" office:value-type="string"/>
        </table:table-row>
        <table:table-row table:style-name="2c61e3aeb6ae90013e0117157235de98">
          <table:table-cell table:style-name="ce16" table:number-columns-spanned="10" office:value="None" office:value-type="string">
            <text:p><text:span text:style-name="ce16">выпуска</text:span></text:p>
            <text:p><text:span text:style-name="ce16">(год)</text:span></text:p>
          </table:table-cell>
          <table:covered-table-cell table:number-columns-repeated="9"/>
          <table:table-cell table:style-name="ce16" table:number-columns-spanned="12" office:value="None" office:value-type="string">
            <text:p><text:span text:style-name="ce16">ввода в эксплуа-тацию (первона-чальная)</text:span></text:p>
          </table:table-cell>
          <table:covered-table-cell table:style-name="ce16" table:number-columns-repeated="11"/>
          <table:table-cell table:style-name="ce16" table:number-columns-spanned="14" office:value="None" office:value-type="string">
            <text:p><text:span text:style-name="ce16">последнего капитального ремонта</text:span></text:p>
          </table:table-cell>
          <table:covered-table-cell table:style-name="ce16" table:number-columns-repeated="13"/>
          <table:covered-table-cell table:style-name="ce16" table:number-columns-repeated="102"/>
          <table:table-cell table:style-name="ce16" table:number-columns-spanned="15" office:value="None" office:value-type="string">
            <text:p><text:span text:style-name="ce16">наименование</text:span></text:p>
          </table:table-cell>
          <table:covered-table-cell table:style-name="ce16" table:number-columns-repeated="14"/>
          <table:table-cell table:style-name="ce150" table:number-columns-spanned="8" office:value="None" office:value-type="string">
            <text:p><text:span text:style-name="ce150">норма</text:span></text:p>
          </table:table-cell>
          <table:covered-table-cell table:style-name="ce16" table:number-columns-repeated="7"/>
          <table:table-cell office:value="None" office:value-type="string"/>
        </table:table-row>
        <table:table-row table:style-name="681a7fe9d4b335233e3939b63c397109">
          <table:table-cell table:style-name="ce17" table:number-columns-spanned="10" office:value="1" office:value-type="float">
            <text:p><text:span text:style-name="ce17">1</text:span></text:p>
          </table:table-cell>
          <table:covered-table-cell table:number-columns-repeated="9"/>
          <table:table-cell table:style-name="ce17" table:number-columns-spanned="12" office:value="2" office:value-type="float">
            <text:p><text:span text:style-name="ce17">2</text:span></text:p>
          </table:table-cell>
          <table:covered-table-cell table:style-name="ce17" table:number-columns-repeated="11"/>
          <table:table-cell table:style-name="ce17" table:number-columns-spanned="14" office:value="3" office:value-type="float">
            <text:p><text:span text:style-name="ce17">3</text:span></text:p>
          </table:table-cell>
          <table:covered-table-cell table:style-name="ce17" table:number-columns-repeated="13"/>
          <table:table-cell table:style-name="ce17" table:number-columns-spanned="14" office:value="4" office:value-type="float">
            <text:p><text:span text:style-name="ce17">4</text:span></text:p>
          </table:table-cell>
          <table:covered-table-cell table:style-name="ce17" table:number-columns-repeated="13"/>
          <table:table-cell table:style-name="ce17" table:number-columns-spanned="16" office:value="5" office:value-type="float">
            <text:p><text:span text:style-name="ce17">5</text:span></text:p>
          </table:table-cell>
          <table:covered-table-cell table:style-name="ce17" table:number-columns-repeated="15"/>
          <table:table-cell table:style-name="ce17" table:number-columns-spanned="14" office:value="6" office:value-type="float">
            <text:p><text:span text:style-name="ce17">6</text:span></text:p>
          </table:table-cell>
          <table:covered-table-cell table:style-name="ce17" table:number-columns-repeated="13"/>
          <table:table-cell table:style-name="ce17" table:number-columns-spanned="13" office:value="7" office:value-type="float">
            <text:p><text:span text:style-name="ce17">7</text:span></text:p>
          </table:table-cell>
          <table:covered-table-cell table:style-name="ce17" table:number-columns-repeated="12"/>
          <table:table-cell table:style-name="ce80" table:number-columns-spanned="14" office:value="8" office:value-type="float">
            <text:p><text:span text:style-name="ce80">8</text:span></text:p>
          </table:table-cell>
          <table:covered-table-cell table:style-name="ce17" table:number-columns-repeated="13"/>
          <table:table-cell table:style-name="ce43" table:number-columns-spanned="16" office:value="1" office:value-type="float">
            <text:p><text:span text:style-name="ce43">1</text:span></text:p>
          </table:table-cell>
          <table:covered-table-cell table:style-name="ce80" table:number-columns-repeated="15"/>
          <table:table-cell table:style-name="ce43" table:number-columns-spanned="15" office:value="2" office:value-type="float">
            <text:p><text:span text:style-name="ce43">2</text:span></text:p>
          </table:table-cell>
          <table:covered-table-cell table:style-name="ce43" table:number-columns-repeated="14"/>
          <table:table-cell table:style-name="ce17" table:number-columns-spanned="15" office:value="3" office:value-type="float">
            <text:p><text:span text:style-name="ce17">3</text:span></text:p>
          </table:table-cell>
          <table:covered-table-cell table:style-name="ce43" table:number-columns-repeated="14"/>
          <table:table-cell table:style-name="ce17" table:number-columns-spanned="8" office:value="4" office:value-type="float">
            <text:p><text:span text:style-name="ce17">4</text:span></text:p>
          </table:table-cell>
          <table:covered-table-cell table:style-name="ce17" table:number-columns-repeated="7"/>
          <table:table-cell office:value="None" office:value-type="string"/>
        </table:table-row>
        <table:table-row table:style-name="c4985057368e3842f272d5a9f4d4c141">
          <table:table-cell table:style-name="ce18" table:number-columns-spanned="10" office:value="None" office:value-type="string">
            <text:p><text:span text:style-name="ce18">0</text:span></text:p>
          </table:table-cell>
          <table:covered-table-cell table:number-columns-repeated="9"/>
          <table:table-cell table:style-name="ce18" table:number-columns-spanned="12" office:value="None" office:value-type="string">
            <text:p><text:span text:style-name="ce18">/  /</text:span></text:p>
          </table:table-cell>
          <table:covered-table-cell table:style-name="ce18" table:number-columns-repeated="11"/>
          <table:table-cell table:style-name="ce18" table:number-columns-spanned="14" office:value="None" office:value-type="string"/>
          <table:covered-table-cell table:style-name="ce18" table:number-columns-repeated="13"/>
          <table:table-cell table:style-name="ce18" table:number-columns-spanned="14" office:value="None" office:value-type="string"/>
          <table:covered-table-cell table:style-name="ce18" table:number-columns-repeated="13"/>
          <table:table-cell table:style-name="ce59" table:number-columns-spanned="16" office:value="0.0" office:value-type="float">
            <text:p><text:span text:style-name="ce59">0.0</text:span></text:p>
          </table:table-cell>
          <table:covered-table-cell table:style-name="ce18" table:number-columns-repeated="15"/>
          <table:table-cell table:style-name="ce17" table:number-columns-spanned="14" office:value="14282.41" office:value-type="float">
            <text:p><text:span text:style-name="ce17">14282.41</text:span></text:p>
          </table:table-cell>
          <table:covered-table-cell table:style-name="ce59" table:number-columns-repeated="13"/>
          <table:table-cell table:style-name="ce17" table:number-columns-spanned="13" office:value="0.0" office:value-type="float">
            <text:p><text:span text:style-name="ce17">0.0</text:span></text:p>
          </table:table-cell>
          <table:covered-table-cell table:style-name="ce17" table:number-columns-repeated="12"/>
          <table:table-cell table:style-name="ce80" table:number-columns-spanned="14" office:value="None" office:value-type="string"/>
          <table:covered-table-cell table:style-name="ce17" table:number-columns-repeated="13"/>
          <table:table-cell table:style-name="ce43" table:number-columns-spanned="16" office:value="14282.41" office:value-type="float">
            <text:p><text:span text:style-name="ce43">14282.41</text:span></text:p>
          </table:table-cell>
          <table:covered-table-cell table:style-name="ce80" table:number-columns-repeated="15"/>
          <table:table-cell table:style-name="ce69" table:number-columns-spanned="15" office:value="0.0" office:value-type="float">
            <text:p><text:span text:style-name="ce69">0.0</text:span></text:p>
          </table:table-cell>
          <table:covered-table-cell table:style-name="ce43" table:number-columns-repeated="14"/>
          <table:table-cell table:style-name="ce20" table:number-columns-spanned="15" office:value="None" office:value-type="string">
            <text:p><text:span text:style-name="ce20">линейный</text:span></text:p>
          </table:table-cell>
          <table:covered-table-cell table:style-name="ce69" table:number-columns-repeated="14"/>
          <table:table-cell table:style-name="ce17" table:number-columns-spanned="8" office:value="0.0" office:value-type="float">
            <text:p><text:span text:style-name="ce17">0.0</text:span></text:p>
          </table:table-cell>
          <table:covered-table-cell table:style-name="ce20" table:number-columns-repeated="7"/>
          <table:table-cell office:value="None" office:value-type="string"/>
        </table:table-row>
        <table:table-row table:style-name="7c4189821e0ffe186d45b89fe97b6283">
          <table:table-cell table:style-name="ce18" table:number-columns-spanned="10" office:value="None" office:value-type="string"/>
          <table:covered-table-cell table:number-columns-repeated="9"/>
          <table:table-cell table:style-name="ce18" table:number-columns-spanned="12" office:value="None" office:value-type="string"/>
          <table:covered-table-cell table:style-name="ce18" table:number-columns-repeated="11"/>
          <table:table-cell table:style-name="ce18" table:number-columns-spanned="14" office:value="None" office:value-type="string"/>
          <table:covered-table-cell table:style-name="ce18" table:number-columns-repeated="13"/>
          <table:table-cell table:style-name="ce17" table:number-columns-spanned="14" office:value="None" office:value-type="string"/>
          <table:covered-table-cell table:style-name="ce18" table:number-columns-repeated="13"/>
          <table:table-cell table:style-name="ce17" table:number-columns-spanned="16" office:value="None" office:value-type="string"/>
          <table:covered-table-cell table:style-name="ce17" table:number-columns-repeated="15"/>
          <table:table-cell table:style-name="ce17" table:number-columns-spanned="14" office:value="None" office:value-type="string"/>
          <table:covered-table-cell table:style-name="ce17" table:number-columns-repeated="13"/>
          <table:table-cell table:style-name="ce17" table:number-columns-spanned="13" office:value="None" office:value-type="string"/>
          <table:covered-table-cell table:style-name="ce17" table:number-columns-repeated="12"/>
          <table:table-cell table:style-name="ce80" table:number-columns-spanned="14" office:value="None" office:value-type="string"/>
          <table:covered-table-cell table:style-name="ce17" table:number-columns-repeated="13"/>
          <table:table-cell table:style-name="ce43" table:number-columns-spanned="16" office:value="None" office:value-type="string"/>
          <table:covered-table-cell table:style-name="ce80" table:number-columns-repeated="15"/>
          <table:table-cell table:style-name="ce43" table:number-columns-spanned="15" office:value="None" office:value-type="string"/>
          <table:covered-table-cell table:style-name="ce43" table:number-columns-repeated="14"/>
          <table:table-cell table:style-name="ce20" table:number-columns-spanned="15" office:value="None" office:value-type="string"/>
          <table:covered-table-cell table:style-name="ce43" table:number-columns-repeated="14"/>
          <table:table-cell table:style-name="ce17" table:number-columns-spanned="8" office:value="None" office:value-type="string"/>
          <table:covered-table-cell table:style-name="ce20" table:number-columns-repeated="7"/>
          <table:table-cell office:value="None" office:value-type="string"/>
        </table:table-row>
        <table:table-row table:style-name="c1c47b848508ad17c419d5d8cb0a560b">
          <table:table-cell office:value="None" office:value-type="string"/>
        </table:table-row>
        <table:table-row table:style-name="66dd1d6f1dceb08aea339e4690b4c23d">
          <table:table-cell table:style-name="ce14" office:value="None" office:value-type="string">
            <text:p><text:span text:style-name="ce14">3. Краткая индивидуальная характеристика объекта основных средств</text:span></text:p>
          </table:table-cell>
          <table:table-cell office:value="None" office:value-type="string"/>
        </table:table-row>
        <table:table-row table:style-name="d52803486119ea5c6aecf2dbc00144f0">
          <table:table-cell table:style-name="ce17" table:number-columns-spanned="71" office:value="None" office:value-type="string">
            <text:p><text:span text:style-name="ce17">Объект основных средств, приспособления, принадлежности</text:span></text:p>
          </table:table-cell>
          <table:covered-table-cell table:number-columns-repeated="70"/>
          <table:table-cell table:style-name="ce17" table:number-columns-spanned="90" office:value="None" office:value-type="string">
            <text:p><text:span text:style-name="ce17">Содержание драгоценных материалов (металлов, камней и т.д.)</text:span></text:p>
          </table:table-cell>
          <table:covered-table-cell table:style-name="ce17" table:number-columns-repeated="89"/>
          <table:table-cell office:value="None" office:value-type="string"/>
        </table:table-row>
        <table:table-row table:style-name="c14266928bbf1b901a0e4e22ade88424">
          <table:table-cell table:style-name="ce19" table:number-columns-spanned="58" office:value="None" office:value-type="string">
            <text:p><text:span text:style-name="ce19">наименование</text:span></text:p>
          </table:table-cell>
          <table:covered-table-cell table:number-columns-repeated="57"/>
          <table:table-cell table:style-name="ce19" table:number-columns-spanned="13" office:value="None" office:value-type="string">
            <text:p><text:span text:style-name="ce19">количество</text:span></text:p>
          </table:table-cell>
          <table:covered-table-cell table:style-name="ce19" table:number-columns-repeated="12"/>
          <table:table-cell table:style-name="ce19" table:number-columns-spanned="30" office:value="None" office:value-type="string">
            <text:p><text:span text:style-name="ce19">наименование драгоценных материалов</text:span></text:p>
          </table:table-cell>
          <table:covered-table-cell table:style-name="ce19" table:number-columns-repeated="29"/>
          <table:table-cell table:style-name="ce19" table:number-columns-spanned="21" office:value="None" office:value-type="string">
            <text:p><text:span text:style-name="ce19">номенклатурный</text:span></text:p>
            <text:p><text:span text:style-name="ce19">номер</text:span></text:p>
          </table:table-cell>
          <table:covered-table-cell table:style-name="ce19" table:number-columns-repeated="20"/>
          <table:table-cell table:style-name="ce19" table:number-columns-spanned="14" office:value="None" office:value-type="string">
            <text:p><text:span text:style-name="ce19">единица измерения</text:span></text:p>
          </table:table-cell>
          <table:covered-table-cell table:style-name="ce19" table:number-columns-repeated="13"/>
          <table:table-cell table:style-name="ce19" table:number-columns-spanned="13" office:value="None" office:value-type="string">
            <text:p><text:span text:style-name="ce19">количество</text:span></text:p>
          </table:table-cell>
          <table:covered-table-cell table:style-name="ce19" table:number-columns-repeated="12"/>
          <table:table-cell table:style-name="ce19" table:number-columns-spanned="12" office:value="None" office:value-type="string">
            <text:p><text:span text:style-name="ce19">масса</text:span></text:p>
          </table:table-cell>
          <table:covered-table-cell table:style-name="ce19" table:number-columns-repeated="11"/>
          <table:table-cell office:value="None" office:value-type="string"/>
        </table:table-row>
        <table:table-row table:style-name="c1d4112e0b57415d8678cf17b31fcf0c">
          <table:table-cell table:style-name="ce17" table:number-columns-spanned="58" office:value="1" office:value-type="float">
            <text:p><text:span text:style-name="ce17">1</text:span></text:p>
          </table:table-cell>
          <table:covered-table-cell table:number-columns-repeated="57"/>
          <table:table-cell table:style-name="ce17" table:number-columns-spanned="13" office:value="2" office:value-type="float">
            <text:p><text:span text:style-name="ce17">2</text:span></text:p>
          </table:table-cell>
          <table:covered-table-cell table:style-name="ce17" table:number-columns-repeated="12"/>
          <table:table-cell table:style-name="ce17" table:number-columns-spanned="30" office:value="3" office:value-type="float">
            <text:p><text:span text:style-name="ce17">3</text:span></text:p>
          </table:table-cell>
          <table:covered-table-cell table:style-name="ce17" table:number-columns-repeated="29"/>
          <table:table-cell table:style-name="ce83" table:number-columns-spanned="21" office:value="4" office:value-type="float">
            <text:p><text:span text:style-name="ce83">4</text:span></text:p>
          </table:table-cell>
          <table:covered-table-cell table:style-name="ce17" table:number-columns-repeated="20"/>
          <table:table-cell table:style-name="ce83" table:number-columns-spanned="14" office:value="5" office:value-type="float">
            <text:p><text:span text:style-name="ce83">5</text:span></text:p>
          </table:table-cell>
          <table:covered-table-cell table:style-name="ce83" table:number-columns-repeated="13"/>
          <table:table-cell table:style-name="ce83" table:number-columns-spanned="13" office:value="6" office:value-type="float">
            <text:p><text:span text:style-name="ce83">6</text:span></text:p>
          </table:table-cell>
          <table:covered-table-cell table:style-name="ce83" table:number-columns-repeated="12"/>
          <table:table-cell table:style-name="ce83" table:number-columns-spanned="12" office:value="7" office:value-type="float">
            <text:p><text:span text:style-name="ce83">7</text:span></text:p>
          </table:table-cell>
          <table:covered-table-cell table:style-name="ce83" table:number-columns-repeated="11"/>
          <table:table-cell office:value="None" office:value-type="string"/>
        </table:table-row>
        <table:table-row table:style-name="5eb89f31a04ed0d45466c12dcce79a20">
          <table:table-cell table:style-name="ce20" table:number-columns-spanned="58" office:value="None" office:value-type="string"/>
          <table:covered-table-cell table:number-columns-repeated="57"/>
          <table:table-cell table:style-name="ce17" table:number-columns-spanned="13" office:value="None" office:value-type="string"/>
          <table:covered-table-cell table:style-name="ce20" table:number-columns-repeated="12"/>
          <table:table-cell table:style-name="ce20" table:number-columns-spanned="30" office:value="None" office:value-type="string"/>
          <table:covered-table-cell table:style-name="ce17" table:number-columns-repeated="29"/>
          <table:table-cell table:style-name="ce84" table:number-columns-spanned="21" office:value="None" office:value-type="string"/>
          <table:covered-table-cell table:style-name="ce20" table:number-columns-repeated="20"/>
          <table:table-cell table:style-name="ce117" table:number-columns-spanned="14" office:value="None" office:value-type="string"/>
          <table:covered-table-cell table:style-name="ce84" table:number-columns-repeated="13"/>
          <table:table-cell table:style-name="ce117" table:number-columns-spanned="13" office:value="None" office:value-type="string"/>
          <table:covered-table-cell table:style-name="ce117" table:number-columns-repeated="12"/>
          <table:table-cell table:style-name="ce117" table:number-columns-spanned="12" office:value="None" office:value-type="string"/>
          <table:covered-table-cell table:style-name="ce117" table:number-columns-repeated="11"/>
          <table:table-cell office:value="None" office:value-type="string"/>
        </table:table-row>
        <table:table-row table:style-name="7330b1b7e4dffe641ce5d1d6ea3b14e4">
          <table:table-cell table:style-name="ce20" table:number-columns-spanned="58" office:value="None" office:value-type="string"/>
          <table:covered-table-cell table:number-columns-repeated="57"/>
          <table:table-cell table:style-name="ce17" table:number-columns-spanned="13" office:value="None" office:value-type="string"/>
          <table:covered-table-cell table:style-name="ce20" table:number-columns-repeated="12"/>
          <table:table-cell table:style-name="ce20" table:number-columns-spanned="30" office:value="None" office:value-type="string"/>
          <table:covered-table-cell table:style-name="ce17" table:number-columns-repeated="29"/>
          <table:table-cell table:style-name="ce84" table:number-columns-spanned="21" office:value="None" office:value-type="string"/>
          <table:covered-table-cell table:style-name="ce20" table:number-columns-repeated="20"/>
          <table:table-cell table:style-name="ce117" table:number-columns-spanned="14" office:value="None" office:value-type="string"/>
          <table:covered-table-cell table:style-name="ce84" table:number-columns-repeated="13"/>
          <table:table-cell table:style-name="ce117" table:number-columns-spanned="13" office:value="None" office:value-type="string"/>
          <table:covered-table-cell table:style-name="ce117" table:number-columns-repeated="12"/>
          <table:table-cell table:style-name="ce117" table:number-columns-spanned="12" office:value="None" office:value-type="string"/>
          <table:covered-table-cell table:style-name="ce117" table:number-columns-repeated="11"/>
          <table:table-cell office:value="None" office:value-type="string"/>
        </table:table-row>
        <table:table-row table:style-name="b82601fd48bad4bdefb545ca3aab9f16">
          <table:table-cell table:style-name="ce20" table:number-columns-spanned="58" office:value="None" office:value-type="string"/>
          <table:covered-table-cell table:number-columns-repeated="57"/>
          <table:table-cell table:style-name="ce17" table:number-columns-spanned="13" office:value="None" office:value-type="string"/>
          <table:covered-table-cell table:style-name="ce20" table:number-columns-repeated="12"/>
          <table:table-cell table:style-name="ce20" table:number-columns-spanned="30" office:value="None" office:value-type="string"/>
          <table:covered-table-cell table:style-name="ce17" table:number-columns-repeated="29"/>
          <table:table-cell table:style-name="ce84" table:number-columns-spanned="21" office:value="None" office:value-type="string"/>
          <table:covered-table-cell table:style-name="ce20" table:number-columns-repeated="20"/>
          <table:table-cell table:style-name="ce117" table:number-columns-spanned="14" office:value="None" office:value-type="string"/>
          <table:covered-table-cell table:style-name="ce84" table:number-columns-repeated="13"/>
          <table:table-cell table:style-name="ce117" table:number-columns-spanned="13" office:value="None" office:value-type="string"/>
          <table:covered-table-cell table:style-name="ce117" table:number-columns-repeated="12"/>
          <table:table-cell table:style-name="ce117" table:number-columns-spanned="12" office:value="None" office:value-type="string"/>
          <table:covered-table-cell table:style-name="ce117" table:number-columns-repeated="11"/>
          <table:table-cell office:value="None" office:value-type="string"/>
        </table:table-row>
        <table:table-row table:style-name="8f74a06e811eaa36b32fc1ed53eff1e2">
          <table:table-cell table:style-name="ce20" table:number-columns-spanned="58" office:value="None" office:value-type="string"/>
          <table:covered-table-cell table:number-columns-repeated="57"/>
          <table:table-cell table:style-name="ce17" table:number-columns-spanned="13" office:value="None" office:value-type="string"/>
          <table:covered-table-cell table:style-name="ce20" table:number-columns-repeated="12"/>
          <table:table-cell table:style-name="ce20" table:number-columns-spanned="30" office:value="None" office:value-type="string"/>
          <table:covered-table-cell table:style-name="ce17" table:number-columns-repeated="29"/>
          <table:table-cell table:style-name="ce84" table:number-columns-spanned="21" office:value="None" office:value-type="string"/>
          <table:covered-table-cell table:style-name="ce20" table:number-columns-repeated="20"/>
          <table:table-cell table:style-name="ce117" table:number-columns-spanned="14" office:value="None" office:value-type="string"/>
          <table:covered-table-cell table:style-name="ce84" table:number-columns-repeated="13"/>
          <table:table-cell table:style-name="ce117" table:number-columns-spanned="13" office:value="None" office:value-type="string"/>
          <table:covered-table-cell table:style-name="ce117" table:number-columns-repeated="12"/>
          <table:table-cell table:style-name="ce117" table:number-columns-spanned="12" office:value="None" office:value-type="string"/>
          <table:covered-table-cell table:style-name="ce117" table:number-columns-repeated="11"/>
          <table:table-cell office:value="None" office:value-type="string"/>
        </table:table-row>
        <table:table-row table:style-name="b4c9071a9972c0e1244ff81acb696b29"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office:value="None" office:value-type="string"/>
        </table:table-row>
        <table:table-row table:style-name="d8c3a5c1d5b983d624fb404ed4ad68f6">
          <table:table-cell table:style-name="ce22" office:value="None" office:value-type="string">
            <text:p><text:span text:style-name="ce22">Другие характеристики</text:span></text:p>
          </table:table-cell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75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50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table:style-name="ce21" office:value="None" office:value-type="string"/>
          <table:table-cell office:value="None" office:value-type="string"/>
        </table:table-row>
        <table:table-row table:style-name="44736c3bee623685e9b5c9abfd4b9281">
          <table:table-cell table:style-name="ce23" table:number-columns-spanned="161" office:value="None" office:value-type="string"/>
          <table:covered-table-cell table:number-columns-repeated="160"/>
          <table:table-cell office:value="None" office:value-type="string"/>
        </table:table-row>
        <table:table-row table:style-name="46d55332ccfe63195c7c1a8bb426ed57">
          <table:table-cell table:style-name="ce23" table:number-columns-spanned="161" office:value="None" office:value-type="string"/>
          <table:covered-table-cell table:number-columns-repeated="160"/>
          <table:table-cell office:value="None" office:value-type="string"/>
        </table:table-row>
        <table:table-row table:style-name="e6ea0a9a18ac3f2b7f3e571a4830952d">
          <table:table-cell table:style-name="ce23" table:number-columns-spanned="161" office:value="None" office:value-type="string"/>
          <table:covered-table-cell table:number-columns-repeated="160"/>
          <table:table-cell office:value="None" office:value-type="string"/>
        </table:table-row>
        <table:table-row table:style-name="3869f27486d1b47fae7f614fcfd66479">
          <table:table-cell table:style-name="ce23" table:number-columns-spanned="161" office:value="None" office:value-type="string"/>
          <table:covered-table-cell table:number-columns-repeated="160"/>
          <table:table-cell office:value="None" office:value-type="string"/>
        </table:table-row>
        <table:table-row table:style-name="879d76dbcf2bf87ff212b727058a6637">
          <table:table-cell table:style-name="ce23" table:number-columns-spanned="161" office:value="None" office:value-type="string"/>
          <table:covered-table-cell table:number-columns-repeated="160"/>
          <table:table-cell office:value="None" office:value-type="string"/>
        </table:table-row>
        <table:table-row table:style-name="c8df8c05eb60bc5603067d9be59d928d">
          <table:table-cell table:style-name="ce23" table:number-columns-spanned="161" office:value="None" office:value-type="string"/>
          <table:covered-table-cell table:number-columns-repeated="160"/>
          <table:table-cell office:value="None" office:value-type="string"/>
        </table:table-row>
        <table:table-row table:style-name="e0ca3035a8adf87fffdf87da64a40f0c">
          <table:table-cell table:style-name="ce23" table:number-columns-spanned="161" office:value="None" office:value-type="string"/>
          <table:covered-table-cell table:number-columns-repeated="160"/>
          <table:table-cell office:value="None" office:value-type="string"/>
        </table:table-row>
        <table:table-row table:style-name="8e1a6d5bfc78f92a4d1a75f45c76d3da">
          <table:table-cell office:value="None" office:value-type="string"/>
          <table:covered-table-cell table:number-columns-repeated="159"/>
          <table:table-cell table:style-name="ce156" office:value="None" office:value-type="string">
            <text:p><text:span text:style-name="ce156">3-я страница формы № ОС-1</text:span></text:p>
          </table:table-cell>
          <table:table-cell office:value="None" office:value-type="string"/>
        </table:table-row>
        <table:table-row table:style-name="c9889bea7ac413978c25a699f5a4738a">
          <table:table-cell office:value="None" office:value-type="string"/>
        </table:table-row>
        <table:table-row table:style-name="68150a8944e015cf0ce7e8bb0596c1ed">
          <table:table-cell office:value="None" office:value-type="string">
            <text:p>Комиссия по приему-передаче </text:p>
          </table:table-cell>
          <table:table-cell office:value="None" office:value-type="string"/>
        </table:table-row>
        <table:table-row table:style-name="d81daaf60ee0657f370eda0648a08971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>
            <text:p>Результат испытания на "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50" office:value="None" office:value-type="string"/>
          <table:table-cell table:style-name="ce38" table:number-columns-spanned="4" office:value="None" office:value-type="string"/>
          <table:covered-table-cell table:style-name="ce50" table:number-columns-repeated="3"/>
          <table:table-cell office:value="None" office:value-type="string">
            <text:p>"</text:p>
          </table:table-cell>
          <table:table-cell office:value="None" office:value-type="string"/>
          <table:table-cell table:style-name="ce2" table:number-columns-spanned="21" office:value="None" office:value-type="string"/>
          <table:covered-table-cell table:style-name="ce38" table:number-columns-repeated="20"/>
          <table:table-cell table:style-name="ce51" table:number-columns-spanned="4" office:value="20" office:value-type="float">
            <text:p><text:span text:style-name="ce51">20</text:span></text:p>
          </table:table-cell>
          <table:covered-table-cell table:style-name="ce2" table:number-columns-repeated="3"/>
          <table:table-cell table:style-name="ce38" table:number-columns-spanned="3" office:value="None" office:value-type="string"/>
          <table:covered-table-cell table:style-name="ce51" table:number-columns-repeated="2"/>
          <table:table-cell office:value="None" office:value-type="string">
            <text:p>г.</text:p>
          </table:table-cell>
          <table:table-cell office:value="None" office:value-type="string"/>
        </table:table-row>
        <table:table-row table:style-name="1e9481ae124de2dbd30a5eb2955c53d9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number-rows-spanned="2" table:style-name="ce39" table:number-columns-spanned="46" office:value="None" office:value-type="string">
            <text:p><text:span text:style-name="ce39">Объект основных средств техническим условиям</text:span></text:p>
          </table:table-cell>
          <table:covered-table-cell table:number-columns-repeated="45"/>
          <table:table-cell table:style-name="ce21" office:value="None" office:value-type="string"/>
          <table:table-cell table:style-name="ce2" table:number-columns-spanned="20" office:value="None" office:value-type="string">
            <text:p><text:span text:style-name="ce2">соответствует</text:span></text:p>
          </table:table-cell>
          <table:covered-table-cell table:style-name="ce21" table:number-columns-repeated="19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number-rows-spanned="2" table:style-name="ce39" table:number-columns-spanned="11" office:value="None" office:value-type="string">
            <text:p><text:span text:style-name="ce39">Доработка</text:span></text:p>
          </table:table-cell>
          <table:covered-table-cell table:style-name="ce2" table:number-columns-repeated="10"/>
          <table:table-cell office:value="None" office:value-type="string"/>
          <table:table-cell table:style-name="ce81" table:number-columns-spanned="17" office:value="None" office:value-type="string">
            <text:p><text:span text:style-name="ce81">требуется</text:span></text:p>
          </table:table-cell>
          <table:covered-table-cell table:style-name="ce39" table:number-columns-repeated="16"/>
          <table:table-cell office:value="None" office:value-type="string"/>
        </table:table-row>
        <table:table-row table:style-name="7cf341d36815e91f43842578da87f4da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covered-table-cell table:number-columns-repeated="46"/>
          <table:table-cell table:style-name="ce21" office:value="None" office:value-type="string"/>
          <table:table-cell table:style-name="ce63" table:number-columns-spanned="20" office:value="None" office:value-type="string">
            <text:p><text:span text:style-name="ce63">не соответствует</text:span></text:p>
          </table:table-cell>
          <table:covered-table-cell table:style-name="ce21" table:number-columns-repeated="19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covered-table-cell table:style-name="ce63" table:number-columns-repeated="11"/>
          <table:table-cell office:value="None" office:value-type="string"/>
          <table:table-cell table:style-name="ce78" table:number-columns-spanned="17" office:value="None" office:value-type="string">
            <text:p><text:span text:style-name="ce78">не требуется</text:span></text:p>
          </table:table-cell>
          <table:covered-table-cell table:style-name="ce63" table:number-columns-repeated="16"/>
          <table:table-cell office:value="None" office:value-type="string"/>
        </table:table-row>
        <table:table-row table:style-name="e53f406ebaf2b41cfc9cdf462bbe570c">
          <table:table-cell table:style-name="ce23" table:number-columns-spanned="79" office:value="None" office:value-type="string"/>
          <table:covered-table-cell table:number-columns-repeated="78"/>
          <table:table-cell office:value="None" office:value-type="string"/>
          <table:table-cell office:value="None" office:value-type="string"/>
          <table:table-cell table:style-name="ce23" table:number-columns-spanned="80" office:value="None" office:value-type="string"/>
          <table:covered-table-cell table:style-name="ce23" table:number-columns-repeated="79"/>
          <table:table-cell office:value="None" office:value-type="string"/>
        </table:table-row>
        <table:table-row table:style-name="1b0f96f22f5c8c3f6e48e2bfb21cd112">
          <table:table-cell table:style-name="ce24" table:number-columns-spanned="79" office:value="None" office:value-type="string">
            <text:p><text:span text:style-name="ce24">(указать, что не соответствует)</text:span></text:p>
          </table:table-cell>
          <table:covered-table-cell table:number-columns-repeated="78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80" office:value="None" office:value-type="string">
            <text:p><text:span text:style-name="ce24">(указать, что требуется)</text:span></text:p>
          </table:table-cell>
          <table:covered-table-cell table:style-name="ce8" table:number-columns-repeated="79"/>
          <table:table-cell table:style-name="ce8" office:value="None" office:value-type="string"/>
        </table:table-row>
        <table:table-row table:style-name="fc161db409673c2b69c32e4bd63d4edd">
          <table:table-cell table:style-name="ce23" table:number-columns-spanned="79" office:value="None" office:value-type="string"/>
          <table:covered-table-cell table:number-columns-repeated="78"/>
          <table:table-cell office:value="None" office:value-type="string"/>
          <table:table-cell office:value="None" office:value-type="string"/>
          <table:table-cell table:style-name="ce23" table:number-columns-spanned="80" office:value="None" office:value-type="string"/>
          <table:covered-table-cell table:style-name="ce23" table:number-columns-repeated="79"/>
          <table:table-cell office:value="None" office:value-type="string"/>
        </table:table-row>
        <table:table-row table:style-name="acdfa9ce734c1ba4a94ee41fb02ac197">
          <table:table-cell table:style-name="ce23" table:number-columns-spanned="79" office:value="None" office:value-type="string"/>
          <table:covered-table-cell table:number-columns-repeated="78"/>
          <table:table-cell office:value="None" office:value-type="string"/>
          <table:table-cell office:value="None" office:value-type="string"/>
          <table:table-cell table:style-name="ce23" table:number-columns-spanned="80" office:value="None" office:value-type="string"/>
          <table:covered-table-cell table:style-name="ce23" table:number-columns-repeated="79"/>
          <table:table-cell office:value="None" office:value-type="string"/>
        </table:table-row>
        <table:table-row table:style-name="8fc7db2b7abbe60af221de4d38440145">
          <table:table-cell office:value="None" office:value-type="string">
            <text:p>Заключение комиссии: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5" table:number-columns-spanned="139" office:value="None" office:value-type="string"/>
          <table:covered-table-cell table:number-columns-repeated="138"/>
          <table:table-cell office:value="None" office:value-type="string"/>
        </table:table-row>
        <table:table-row table:style-name="c3ee7c19cfca344974fb0410199497e3">
          <table:table-cell table:style-name="ce25" table:number-columns-spanned="161" office:value="None" office:value-type="string"/>
          <table:covered-table-cell table:number-columns-repeated="160"/>
          <table:table-cell office:value="None" office:value-type="string"/>
        </table:table-row>
        <table:table-row table:style-name="607353e46760df2b2bdd1d697681ac8a">
          <table:table-cell office:value="None" office:value-type="string">
            <text:p>Приложение. Техническая документация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2" table:number-columns-spanned="70" office:value="None" office:value-type="string"/>
          <table:covered-table-cell table:number-columns-repeated="69"/>
          <table:table-cell office:value="None" office:value-type="string"/>
        </table:table-row>
        <table:table-row table:style-name="377f00f6ffeb54187d9c5ce1b1659978">
          <table:table-cell office:value="None" office:value-type="string">
            <text:p>Председатель комиссии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7" office:value="None" office:value-type="string">
            <text:p><text:span text:style-name="ce2">Главный инженер</text:span></text:p>
          </table:table-cell>
          <table:covered-table-cell table:number-columns-repeated="26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18" office:value="None" office:value-type="string"/>
          <table:covered-table-cell table:style-name="ce2" table:number-columns-repeated="17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8" office:value="None" office:value-type="string">
            <text:p><text:span text:style-name="ce2">Демьяненко И.Н.</text:span></text:p>
          </table:table-cell>
          <table:covered-table-cell table:style-name="ce2" table:number-columns-repeated="27"/>
          <table:table-cell office:value="None" office:value-type="string"/>
        </table:table-row>
        <table:table-row table:style-name="20fd71c4cad93e11ac53a879adb3ff99"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27" office:value="None" office:value-type="string">
            <text:p><text:span text:style-name="ce24">(должность)</text:span></text:p>
          </table:table-cell>
          <table:covered-table-cell table:style-name="ce8" table:number-columns-repeated="26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18" office:value="None" office:value-type="string">
            <text:p><text:span text:style-name="ce24">(подпись)</text:span></text:p>
          </table:table-cell>
          <table:covered-table-cell table:style-name="ce8" table:number-columns-repeated="17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28" office:value="None" office:value-type="string">
            <text:p><text:span text:style-name="ce24">(расшифровка подписи)</text:span></text:p>
          </table:table-cell>
          <table:covered-table-cell table:style-name="ce8" table:number-columns-repeated="27"/>
          <table:table-cell table:style-name="ce8" office:value="None" office:value-type="string"/>
        </table:table-row>
        <table:table-row table:style-name="eef74d9bd3e605ba8bdb49f58823347a">
          <table:table-cell office:value="None" office:value-type="string">
            <text:p>Члены комиссии: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7" office:value="None" office:value-type="string">
            <text:p><text:span text:style-name="ce2">Начальник ПТО</text:span></text:p>
          </table:table-cell>
          <table:covered-table-cell table:number-columns-repeated="26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18" office:value="None" office:value-type="string"/>
          <table:covered-table-cell table:style-name="ce2" table:number-columns-repeated="17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8" office:value="None" office:value-type="string">
            <text:p><text:span text:style-name="ce2">Нежевец А.Г.</text:span></text:p>
          </table:table-cell>
          <table:covered-table-cell table:style-name="ce2" table:number-columns-repeated="27"/>
          <table:table-cell office:value="None" office:value-type="string"/>
        </table:table-row>
        <table:table-row table:style-name="d07b055c97dcd78d845ecd4af33a6efd"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27" office:value="None" office:value-type="string">
            <text:p><text:span text:style-name="ce24">(должность)</text:span></text:p>
          </table:table-cell>
          <table:covered-table-cell table:style-name="ce8" table:number-columns-repeated="26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18" office:value="None" office:value-type="string">
            <text:p><text:span text:style-name="ce24">(подпись)</text:span></text:p>
          </table:table-cell>
          <table:covered-table-cell table:style-name="ce8" table:number-columns-repeated="17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28" office:value="None" office:value-type="string">
            <text:p><text:span text:style-name="ce24">(расшифровка подписи)</text:span></text:p>
          </table:table-cell>
          <table:covered-table-cell table:style-name="ce8" table:number-columns-repeated="27"/>
          <table:table-cell table:style-name="ce8" office:value="None" office:value-type="string"/>
        </table:table-row>
        <table:table-row table:style-name="b8254e3ef07fee60236587e178e53360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7" office:value="None" office:value-type="string">
            <text:p><text:span text:style-name="ce2">Гл.бухгалтер</text:span></text:p>
          </table:table-cell>
          <table:covered-table-cell table:number-columns-repeated="26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18" office:value="None" office:value-type="string"/>
          <table:covered-table-cell table:style-name="ce2" table:number-columns-repeated="17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8" office:value="None" office:value-type="string">
            <text:p><text:span text:style-name="ce2">Фролова Е.М.</text:span></text:p>
          </table:table-cell>
          <table:covered-table-cell table:style-name="ce2" table:number-columns-repeated="27"/>
          <table:table-cell office:value="None" office:value-type="string"/>
        </table:table-row>
        <table:table-row table:style-name="682b0552e22be7cd7bfef81da2c616c2"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27" office:value="None" office:value-type="string">
            <text:p><text:span text:style-name="ce24">(должность)</text:span></text:p>
          </table:table-cell>
          <table:covered-table-cell table:style-name="ce8" table:number-columns-repeated="26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18" office:value="None" office:value-type="string">
            <text:p><text:span text:style-name="ce24">(подпись)</text:span></text:p>
          </table:table-cell>
          <table:covered-table-cell table:style-name="ce8" table:number-columns-repeated="17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28" office:value="None" office:value-type="string">
            <text:p><text:span text:style-name="ce24">(расшифровка подписи)</text:span></text:p>
          </table:table-cell>
          <table:covered-table-cell table:style-name="ce8" table:number-columns-repeated="27"/>
          <table:table-cell table:style-name="ce8" office:value="None" office:value-type="string"/>
        </table:table-row>
        <table:table-row table:style-name="3e255325519422f8cded6f1a94e45171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3" table:number-columns-spanned="27" office:value="None" office:value-type="string">
            <text:p><text:span text:style-name="ce23">Начальник ОТиПБ</text:span></text:p>
          </table:table-cell>
          <table:covered-table-cell table:number-columns-repeated="26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3" table:number-columns-spanned="18" office:value="None" office:value-type="string"/>
          <table:covered-table-cell table:style-name="ce23" table:number-columns-repeated="17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3" table:number-columns-spanned="28" office:value="None" office:value-type="string">
            <text:p><text:span text:style-name="ce23">Межов С.Н.</text:span></text:p>
          </table:table-cell>
          <table:covered-table-cell table:style-name="ce23" table:number-columns-repeated="27"/>
          <table:table-cell office:value="None" office:value-type="string"/>
        </table:table-row>
        <table:table-row table:style-name="b90137539fbd3c54305c0cef47a5ce34">
          <table:table-cell table:style-name="ce14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4" table:number-columns-spanned="27" office:value="None" office:value-type="string">
            <text:p><text:span text:style-name="ce24">(должность)</text:span></text:p>
          </table:table-cell>
          <table:covered-table-cell table:style-name="ce14" table:number-columns-repeated="26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4" table:number-columns-spanned="18" office:value="None" office:value-type="string">
            <text:p><text:span text:style-name="ce24">(подпись)</text:span></text:p>
          </table:table-cell>
          <table:covered-table-cell table:style-name="ce24" table:number-columns-repeated="17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4" table:number-columns-spanned="28" office:value="None" office:value-type="string">
            <text:p><text:span text:style-name="ce24">(расшифровка подписи)</text:span></text:p>
          </table:table-cell>
          <table:covered-table-cell table:style-name="ce24" table:number-columns-repeated="27"/>
          <table:table-cell office:value="None" office:value-type="string"/>
        </table:table-row>
        <table:table-row table:style-name="d9e3dbd7a2ac2c4ef1c1089d09d27d5f">
          <table:table-cell table:style-name="ce14" office:value="None" office:value-type="string">
            <text:p><text:span text:style-name="ce14">Объект основных средств</text:span></text:p>
          </table:table-cell>
          <table:table-cell office:value="None" office:value-type="string"/>
        </table:table-row>
        <table:table-row table:style-name="9f79c730d3800635667a93318bc73a52">
          <table:table-cell table:style-name="ce26" office:value="None" office:value-type="string">
            <text:p><text:span text:style-name="ce26">Сдал</text:span></text:p>
          </table:table-cell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  <table:table-cell office:value="None" office:value-type="string">
            <text:p>Принял</text:p>
          </table:table-cell>
          <table:table-cell office:value="None" office:value-type="string"/>
        </table:table-row>
        <table:table-row table:style-name="5c9752785e3ac1001e2e5d81bd39d478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2" office:value="None" office:value-type="string"/>
          <table:covered-table-cell table:number-columns-repeated="21"/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2" table:number-columns-spanned="17" office:value="None" office:value-type="string"/>
          <table:covered-table-cell table:style-name="ce26" table:number-columns-repeated="16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4" office:value="None" office:value-type="string"/>
          <table:covered-table-cell table:style-name="ce2" table:number-columns-repeated="23"/>
          <table:table-cell table:style-name="ce70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2" office:value="None" office:value-type="string"/>
          <table:covered-table-cell table:style-name="ce70" table:number-columns-repeated="21"/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2" table:number-columns-spanned="17" office:value="None" office:value-type="string"/>
          <table:covered-table-cell table:style-name="ce26" table:number-columns-repeated="16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4" office:value="None" office:value-type="string"/>
          <table:covered-table-cell table:style-name="ce2" table:number-columns-repeated="23"/>
          <table:table-cell office:value="None" office:value-type="string"/>
        </table:table-row>
        <table:table-row table:style-name="ea822d5738ea8b40d08af79ef5fd66ee"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22" office:value="None" office:value-type="string">
            <text:p><text:span text:style-name="ce24">(должность)</text:span></text:p>
          </table:table-cell>
          <table:covered-table-cell table:style-name="ce8" table:number-columns-repeated="21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17" office:value="None" office:value-type="string">
            <text:p><text:span text:style-name="ce24">(подпись)</text:span></text:p>
          </table:table-cell>
          <table:covered-table-cell table:style-name="ce8" table:number-columns-repeated="16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24" office:value="None" office:value-type="string">
            <text:p><text:span text:style-name="ce24">(расшифровка подписи)</text:span></text:p>
          </table:table-cell>
          <table:covered-table-cell table:style-name="ce8" table:number-columns-repeated="23"/>
          <table:table-cell table:style-name="ce71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22" office:value="None" office:value-type="string">
            <text:p><text:span text:style-name="ce24">(должность)</text:span></text:p>
          </table:table-cell>
          <table:covered-table-cell table:style-name="ce8" table:number-columns-repeated="21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17" office:value="None" office:value-type="string">
            <text:p><text:span text:style-name="ce24">(подпись)</text:span></text:p>
          </table:table-cell>
          <table:covered-table-cell table:style-name="ce8" table:number-columns-repeated="16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24" office:value="None" office:value-type="string">
            <text:p><text:span text:style-name="ce24">(расшифровка подписи)</text:span></text:p>
          </table:table-cell>
          <table:covered-table-cell table:style-name="ce8" table:number-columns-repeated="23"/>
          <table:table-cell table:style-name="ce8" office:value="None" office:value-type="string"/>
        </table:table-row>
        <table:table-row table:style-name="94b0b2a2a1143cacadb565ee4c8d3f98"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71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45" office:value="None" office:value-type="string"/>
          <table:table-cell table:style-name="ce8" office:value="None" office:value-type="string"/>
        </table:table-row>
        <table:table-row table:style-name="21af81cbb8d0ca936d55c2d34c3b7cb5">
          <table:table-cell office:value="None" office:value-type="string"/>
          <table:table-cell table:style-name="ce36" office:value="None" office:value-type="string">
            <text:p><text:span text:style-name="ce36">"</text:span></text:p>
          </table:table-cell>
          <table:table-cell table:style-name="ce38" table:number-columns-spanned="5" office:value="None" office:value-type="string"/>
          <table:covered-table-cell table:style-name="ce36" table:number-columns-repeated="4"/>
          <table:table-cell office:value="None" office:value-type="string">
            <text:p>"</text:p>
          </table:table-cell>
          <table:table-cell office:value="None" office:value-type="string"/>
          <table:table-cell table:style-name="ce2" table:number-columns-spanned="23" office:value="None" office:value-type="string"/>
          <table:covered-table-cell table:style-name="ce38" table:number-columns-repeated="22"/>
          <table:table-cell table:style-name="ce51" table:number-columns-spanned="4" office:value="20" office:value-type="float">
            <text:p><text:span text:style-name="ce51">20</text:span></text:p>
          </table:table-cell>
          <table:covered-table-cell table:style-name="ce2" table:number-columns-repeated="3"/>
          <table:table-cell table:style-name="ce38" table:number-columns-spanned="3" office:value="None" office:value-type="string"/>
          <table:covered-table-cell table:style-name="ce51" table:number-columns-repeated="2"/>
          <table:table-cell office:value="None" office:value-type="string">
            <text:p>г.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6" office:value="None" office:value-type="string">
            <text:p><text:span text:style-name="ce36">Табельный номер</text:span></text:p>
          </table:table-cell>
          <table:table-cell office:value="None" office:value-type="string"/>
          <table:table-cell office:value="None" office:value-type="string"/>
          <table:table-cell table:style-name="ce18" table:number-columns-spanned="15" office:value="None" office:value-type="string"/>
          <table:covered-table-cell table:style-name="ce36" table:number-columns-repeated="14"/>
          <table:table-cell table:style-name="ce70" office:value="None" office:value-type="string"/>
          <table:table-cell office:value="None" office:value-type="string"/>
          <table:table-cell office:value="None" office:value-type="string"/>
          <table:table-cell table:style-name="ce36" office:value="None" office:value-type="string">
            <text:p><text:span text:style-name="ce36">"</text:span></text:p>
          </table:table-cell>
          <table:table-cell table:style-name="ce38" table:number-columns-spanned="5" office:value="None" office:value-type="string"/>
          <table:covered-table-cell table:style-name="ce36" table:number-columns-repeated="4"/>
          <table:table-cell office:value="None" office:value-type="string">
            <text:p>"</text:p>
          </table:table-cell>
          <table:table-cell office:value="None" office:value-type="string"/>
          <table:table-cell table:style-name="ce2" table:number-columns-spanned="23" office:value="None" office:value-type="string"/>
          <table:covered-table-cell table:style-name="ce38" table:number-columns-repeated="22"/>
          <table:table-cell table:style-name="ce51" table:number-columns-spanned="4" office:value="20" office:value-type="float">
            <text:p><text:span text:style-name="ce51">20</text:span></text:p>
          </table:table-cell>
          <table:covered-table-cell table:style-name="ce2" table:number-columns-repeated="3"/>
          <table:table-cell table:style-name="ce38" table:number-columns-spanned="3" office:value="None" office:value-type="string"/>
          <table:covered-table-cell table:style-name="ce51" table:number-columns-repeated="2"/>
          <table:table-cell office:value="None" office:value-type="string">
            <text:p>г.</text:p>
          </table:table-cell>
          <table:table-cell office:value="None" office:value-type="string"/>
        </table:table-row>
        <table:table-row table:style-name="dca51aff1ea1173ebc0aba52db53fbf5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</table:table-row>
        <table:table-row table:style-name="75eeebdc0e2ab79073e9351f2dfcb7ea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  <table:table-cell office:value="None" office:value-type="string">
            <text:p>По доверенности от "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8" table:number-columns-spanned="5" office:value="None" office:value-type="string"/>
          <table:covered-table-cell table:style-name="ce70" table:number-columns-repeated="4"/>
          <table:table-cell table:style-name="ce76" office:value="None" office:value-type="string">
            <text:p><text:span text:style-name="ce76">"</text:span></text:p>
          </table:table-cell>
          <table:table-cell table:style-name="ce76" office:value="None" office:value-type="string"/>
          <table:table-cell table:style-name="ce38" table:number-columns-spanned="23" office:value="None" office:value-type="string"/>
          <table:covered-table-cell table:style-name="ce76" table:number-columns-repeated="22"/>
          <table:table-cell table:style-name="ce100" table:number-columns-spanned="4" office:value="20" office:value-type="float">
            <text:p><text:span text:style-name="ce100">20</text:span></text:p>
          </table:table-cell>
          <table:covered-table-cell table:style-name="ce38" table:number-columns-repeated="3"/>
          <table:table-cell table:style-name="ce38" table:number-columns-spanned="3" office:value="None" office:value-type="string"/>
          <table:covered-table-cell table:style-name="ce100" table:number-columns-repeated="2"/>
          <table:table-cell table:style-name="ce76" office:value="None" office:value-type="string">
            <text:p><text:span text:style-name="ce76">г.</text:span></text:p>
          </table:table-cell>
          <table:table-cell table:style-name="ce76" office:value="None" office:value-type="string"/>
          <table:table-cell table:style-name="ce76" office:value="None" office:value-type="string"/>
          <table:table-cell table:style-name="ce76" office:value="None" office:value-type="string"/>
          <table:table-cell table:style-name="ce76" office:value="None" office:value-type="string"/>
          <table:table-cell table:style-name="ce76" office:value="None" office:value-type="string">
            <text:p><text:span text:style-name="ce76">№</text:span></text:p>
          </table:table-cell>
          <table:table-cell table:style-name="ce76" office:value="None" office:value-type="string"/>
          <table:table-cell table:style-name="ce76" office:value="None" office:value-type="string"/>
          <table:table-cell table:style-name="ce38" table:number-columns-spanned="14" office:value="None" office:value-type="string"/>
          <table:covered-table-cell table:style-name="ce76" table:number-columns-repeated="13"/>
          <table:table-cell office:value="None" office:value-type="string">
            <text:p>,</text:p>
          </table:table-cell>
          <table:table-cell office:value="None" office:value-type="string"/>
        </table:table-row>
        <table:table-row table:style-name="6a83db4411b14eccb8b3b1bb2f6f7102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</table:table-row>
        <table:table-row table:style-name="52f05794bd31950ad23a9cd23de8d6ed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  <table:table-cell office:value="None" office:value-type="string">
            <text:p>выданной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6" office:value="None" office:value-type="string"/>
          <table:table-cell table:style-name="ce2" table:number-columns-spanned="69" office:value="None" office:value-type="string"/>
          <table:covered-table-cell table:style-name="ce26" table:number-columns-repeated="68"/>
          <table:table-cell office:value="None" office:value-type="string"/>
        </table:table-row>
        <table:table-row table:style-name="f9a46a53cbc156a2cf0848f951c0d986"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71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69" office:value="None" office:value-type="string">
            <text:p><text:span text:style-name="ce24">(кем, кому (фамилия, имя, отчество))</text:span></text:p>
          </table:table-cell>
          <table:covered-table-cell table:style-name="ce8" table:number-columns-repeated="68"/>
          <table:table-cell table:style-name="ce8" office:value="None" office:value-type="string"/>
        </table:table-row>
        <table:table-row table:style-name="8b392eca7f62a9d023f0e458ff7f41f8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</table:table-row>
        <table:table-row table:style-name="4f22a764a07b1ca682a3ac84688e5781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  <table:table-cell office:value="None" office:value-type="string">
            <text:p>Объект основных средств принял на ответственное хранение</text:p>
          </table:table-cell>
          <table:table-cell office:value="None" office:value-type="string"/>
        </table:table-row>
        <table:table-row table:style-name="6c297bdb4a1d4c3d23b6072ff8bae658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  <table:table-cell table:style-name="ce2" table:number-columns-spanned="29" office:value="None" office:value-type="string">
            <text:p><text:span text:style-name="ce2">Нач.БР-лагер цеха</text:span></text:p>
          </table:table-cell>
          <table:covered-table-cell table:style-name="ce70" table:number-columns-repeated="28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0" office:value="None" office:value-type="string"/>
          <table:covered-table-cell table:style-name="ce2" table:number-columns-repeated="19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5" office:value="None" office:value-type="string">
            <text:p><text:span text:style-name="ce2">Гладкова Е.Н.</text:span></text:p>
          </table:table-cell>
          <table:covered-table-cell table:style-name="ce2" table:number-columns-repeated="24"/>
          <table:table-cell office:value="None" office:value-type="string"/>
        </table:table-row>
        <table:table-row table:style-name="88244ea8b9c37e31948b9c14fce300ae"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71" office:value="None" office:value-type="string"/>
          <table:table-cell table:style-name="ce8" office:value="None" office:value-type="string"/>
          <table:table-cell table:style-name="ce24" table:number-columns-spanned="29" office:value="None" office:value-type="string">
            <text:p><text:span text:style-name="ce24">(должность)</text:span></text:p>
          </table:table-cell>
          <table:covered-table-cell table:style-name="ce8" table:number-columns-repeated="28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20" office:value="None" office:value-type="string">
            <text:p><text:span text:style-name="ce24">(подпись)</text:span></text:p>
          </table:table-cell>
          <table:covered-table-cell table:style-name="ce8" table:number-columns-repeated="19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25" office:value="None" office:value-type="string">
            <text:p><text:span text:style-name="ce24">(расшифровка подписи)</text:span></text:p>
          </table:table-cell>
          <table:covered-table-cell table:style-name="ce8" table:number-columns-repeated="24"/>
          <table:table-cell table:style-name="ce8" office:value="None" office:value-type="string"/>
        </table:table-row>
        <table:table-row table:style-name="b4f76ab37d36bd184a4752e496cc5baa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</table:table-row>
        <table:table-row table:style-name="4ea964ccadd744c78b30b8fe46770f40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  <table:table-cell office:value="None" office:value-type="string"/>
          <table:table-cell table:style-name="ce36" office:value="None" office:value-type="string">
            <text:p><text:span text:style-name="ce36">"</text:span></text:p>
          </table:table-cell>
          <table:table-cell table:style-name="ce38" table:number-columns-spanned="5" office:value="31" office:value-type="float">
            <text:p><text:span text:style-name="ce38">31</text:span></text:p>
          </table:table-cell>
          <table:covered-table-cell table:style-name="ce36" table:number-columns-repeated="4"/>
          <table:table-cell table:style-name="ce76" office:value="None" office:value-type="string">
            <text:p><text:span text:style-name="ce76">"</text:span></text:p>
          </table:table-cell>
          <table:table-cell table:style-name="ce76" office:value="None" office:value-type="string"/>
          <table:table-cell table:style-name="ce38" table:number-columns-spanned="23" office:value="None" office:value-type="string">
            <text:p><text:span text:style-name="ce38">июля</text:span></text:p>
          </table:table-cell>
          <table:covered-table-cell table:style-name="ce76" table:number-columns-repeated="22"/>
          <table:table-cell table:style-name="ce100" table:number-columns-spanned="4" office:value="20" office:value-type="float">
            <text:p><text:span text:style-name="ce100">20</text:span></text:p>
          </table:table-cell>
          <table:covered-table-cell table:style-name="ce38" table:number-columns-repeated="3"/>
          <table:table-cell table:style-name="ce38" table:number-columns-spanned="3" office:value="15" office:value-type="float">
            <text:p><text:span text:style-name="ce38">15</text:span></text:p>
          </table:table-cell>
          <table:covered-table-cell table:style-name="ce100" table:number-columns-repeated="2"/>
          <table:table-cell office:value="None" office:value-type="string">
            <text:p>г.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6" office:value="None" office:value-type="string">
            <text:p><text:span text:style-name="ce36">Табельный номер</text:span></text:p>
          </table:table-cell>
          <table:table-cell office:value="None" office:value-type="string"/>
          <table:table-cell office:value="None" office:value-type="string"/>
          <table:table-cell table:style-name="ce18" table:number-columns-spanned="15" office:value="None" office:value-type="string"/>
          <table:covered-table-cell table:style-name="ce36" table:number-columns-repeated="14"/>
          <table:table-cell office:value="None" office:value-type="string"/>
        </table:table-row>
        <table:table-row table:style-name="a04efb6b51ea56d14b09484a7327299a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</table:table-row>
        <table:table-row table:style-name="5043ab7e6f5217b0170580f1d494e8cd">
          <table:table-cell table:style-name="ce27" table:number-columns-spanned="79" office:value="None" office:value-type="string">
            <text:p><text:span text:style-name="ce27">Отметка бухгалтерии:</text:span></text:p>
            <text:p><text:span text:style-name="ce27">В инвентарной карточке (книге) учета объекта основных средств выбытие отмечено</text:span></text:p>
          </table:table-cell>
          <table:covered-table-cell table:number-columns-repeated="78"/>
          <table:table-cell table:style-name="ce70" office:value="None" office:value-type="string"/>
          <table:table-cell office:value="None" office:value-type="string"/>
          <table:table-cell table:number-rows-spanned="2" table:style-name="ce73" table:number-columns-spanned="53" office:value="None" office:value-type="string">
            <text:p><text:span text:style-name="ce73">Отметка бухгалтерии об открытии инвентарной карточки учета объекта основных средств или записи в инвентарной книге</text:span></text:p>
          </table:table-cell>
          <table:covered-table-cell table:style-name="ce70" table:number-columns-repeated="52"/>
          <table:table-cell office:value="None" office:value-type="string"/>
          <table:table-cell table:style-name="ce16" table:number-columns-spanned="13" office:value="None" office:value-type="string">
            <text:p><text:span text:style-name="ce16">Номер документа</text:span></text:p>
          </table:table-cell>
          <table:covered-table-cell table:style-name="ce73" table:number-columns-repeated="12"/>
          <table:table-cell table:style-name="ce16" table:number-columns-spanned="13" office:value="None" office:value-type="string">
            <text:p><text:span text:style-name="ce16">Дата составления</text:span></text:p>
          </table:table-cell>
          <table:covered-table-cell table:style-name="ce16" table:number-columns-repeated="12"/>
          <table:table-cell office:value="None" office:value-type="string"/>
        </table:table-row>
        <table:table-row table:style-name="cf99b4a52ac6cd2a538d414829ab8849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  <table:covered-table-cell table:style-name="ce70" table:number-columns-repeated="53"/>
          <table:table-cell office:value="None" office:value-type="string"/>
          <table:table-cell table:style-name="ce18" table:number-columns-spanned="13" office:value="None" office:value-type="string"/>
          <table:covered-table-cell table:style-name="ce70" table:number-columns-repeated="12"/>
          <table:table-cell table:style-name="ce18" table:number-columns-spanned="13" office:value="None" office:value-type="string"/>
          <table:covered-table-cell table:style-name="ce18" table:number-columns-repeated="12"/>
          <table:table-cell office:value="None" office:value-type="string"/>
        </table:table-row>
        <table:table-row table:style-name="dc570d53b660fc9d072d2e4a2ff97c78">
          <table:table-cell office:value="None" office:value-type="string">
            <text:p>Главный бухгалтер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19" office:value="None" office:value-type="string"/>
          <table:covered-table-cell table:number-columns-repeated="18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8" office:value="None" office:value-type="string"/>
          <table:covered-table-cell table:style-name="ce2" table:number-columns-repeated="27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  <table:table-cell office:value="None" office:value-type="string">
            <text:p>Главный бухгалтер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19" office:value="None" office:value-type="string"/>
          <table:covered-table-cell table:style-name="ce70" table:number-columns-repeated="18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" table:number-columns-spanned="28" office:value="None" office:value-type="string">
            <text:p><text:span text:style-name="ce2">Фролова Екатерина Михайловна</text:span></text:p>
          </table:table-cell>
          <table:covered-table-cell table:style-name="ce2" table:number-columns-repeated="27"/>
          <table:table-cell office:value="None" office:value-type="string"/>
        </table:table-row>
        <table:table-row table:style-name="5571e19518cfa324104a988f260ecd2f"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19" office:value="None" office:value-type="string">
            <text:p><text:span text:style-name="ce24">(подпись)</text:span></text:p>
          </table:table-cell>
          <table:covered-table-cell table:style-name="ce8" table:number-columns-repeated="18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28" office:value="None" office:value-type="string">
            <text:p><text:span text:style-name="ce24">(расшифровка подписи)</text:span></text:p>
          </table:table-cell>
          <table:covered-table-cell table:style-name="ce8" table:number-columns-repeated="27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71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19" office:value="None" office:value-type="string">
            <text:p><text:span text:style-name="ce24">(подпись)</text:span></text:p>
          </table:table-cell>
          <table:covered-table-cell table:style-name="ce8" table:number-columns-repeated="18"/>
          <table:table-cell table:style-name="ce8" office:value="None" office:value-type="string"/>
          <table:table-cell table:style-name="ce8" office:value="None" office:value-type="string"/>
          <table:table-cell table:style-name="ce8" office:value="None" office:value-type="string"/>
          <table:table-cell table:style-name="ce24" table:number-columns-spanned="28" office:value="None" office:value-type="string">
            <text:p><text:span text:style-name="ce24">(расшифровка подписи)</text:span></text:p>
          </table:table-cell>
          <table:covered-table-cell table:style-name="ce8" table:number-columns-repeated="27"/>
          <table:table-cell table:style-name="ce8" office:value="None" office:value-type="string"/>
        </table:table-row>
        <table:table-row table:style-name="f41f72b2811ec19a3d577143a18b68d5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</table:table-row>
        <table:table-row table:style-name="ca08cc66c2e8302840cdf69a0a1ce3a5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0" office:value="None" office:value-type="string"/>
          <table:table-cell office:value="None" office:value-type="string"/>
        </table:table-row>
        <table:table-row table:style-name="ba65d480ac1e410a37243069b07f4868">
          <table:table-cell office:value="None" office:value-type="string"/>
        </table:table-row>
        <table:table-row table:style-name="a740da31602f43c651b822ff5d14adb6">
          <table:table-cell office:value="None" office:value-type="string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meta="urn:oasis:names:tc:opendocument:xmlns:meta:1.0" xmlns:style="urn:oasis:names:tc:opendocument:xmlns:style:1.0" xmlns:number="urn:oasis:names:tc:opendocument:xmlns:datastyle:1.0" xmlns:text="urn:oasis:names:tc:opendocument:xmlns:text:1.0" xmlns:office="urn:oasis:names:tc:opendocument:xmlns:office:1.0" office:version="1.1">
  <office:styles/>
  <office:automatic-styles>
    <style:page-layout style:name="MyPageLayout">
      <style:page-layout-properties fo:margin-right="572.32" fo:page-height="21.0cm" fo:margin-top="796.74" style:print-orientation="landscape" fo:margin-left="1120.14" fo:page-width="29.7cm" style:writing-mode="lr-tb" fo:margin-bottom="784.98"/>
    </style:page-layout>
  </office:automatic-styles>
  <office:master-styles>
    <style:master-page style:name="Default" style:page-layout-name="MyPageLayout" style:display-name="Default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ffice="urn:oasis:names:tc:opendocument:xmlns:office:1.0" office:version="1.1">
  <office:meta>
    <meta:generator>ODFPY/0.9.6</meta:generator>
  </office:meta>
</office:document-meta>
</file>